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A000000238236B5E8FDA507E9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555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.6366in" svg:height="7.9in" svg:x="7.2575in" svg:y="0.922in">
            <draw:object draw:notify-on-update-of-ranges="Sheet1.B2:Sheet1.B257 Sheet1.C1:Sheet1.C1 Sheet1.C2:Sheet1.C257 Sheet1.D1:Sheet1.D1 Sheet1.D2:Sheet1.D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7043in" svg:y="2.6508in">
            <draw:object draw:notify-on-update-of-ranges="Sheet1.AA2:Sheet1.AA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2" draw:text-style-name="P1" svg:width="5.6366in" svg:height="0.3657in" svg:x="3.7917in" svg:y="6.222in">
            <draw:image xlink:href="Pictures/100000000000020A000000238236B5E8FDA507E9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 No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M1_filtered</text:p>
          </table:table-cell>
          <table:table-cell office:value-type="string" calcext:value-type="string">
            <text:p>M2_filtere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table:number-columns-repeated="2"/>
          <table:table-cell table:number-columns-repeated="5" office:value-type="string" calcext:value-type="string">
            <text:p>M1_ref</text:p>
          </table:table-cell>
          <table:table-cell/>
          <table:table-cell table:number-columns-repeated="5" office:value-type="string" calcext:value-type="string">
            <text:p>M2_ref</text:p>
          </table:table-cell>
          <table:table-cell table:number-columns-repeated="7"/>
          <table:table-cell office:value-type="string" calcext:value-type="string">
            <text:p>Samp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2]/2/[.$H$3]*([.A2]-1)" office:value-type="float" office:value="0" calcext:value-type="float">
            <text:p>0</text:p>
          </table:table-cell>
          <table:table-cell table:formula="of:=[.E2]-AVERAGE([.I2:.M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mpling freq:</text:p>
          </table:table-cell>
          <table:table-cell table:formula="of:=ROUND(16000/[.H4]/13*1000)" office:value-type="float" office:value="19231" calcext:value-type="float">
            <text:p>1923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440+1000+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H$2]/2/[.$H$3]*([.A3]-1))" office:value-type="float" office:value="601" calcext:value-type="float">
            <text:p>601</text:p>
          </table:table-cell>
          <table:table-cell table:formula="of:=[.E3]-AVERAGE([.I3:.M3])" office:value-type="float" office:value="-2256.17" calcext:value-type="float">
            <text:p>-2256.17</text:p>
          </table:table-cell>
          <table:table-cell/>
          <table:table-cell office:value-type="float" office:value="2293.17" calcext:value-type="float">
            <text:p>2293.17</text:p>
          </table:table-cell>
          <table:table-cell/>
          <table:table-cell office:value-type="string" calcext:value-type="string">
            <text:p>Samples:</text:p>
          </table:table-cell>
          <table:table-cell table:style-name="ce1" table:formula="of:=COUNTA([.E2:.E257])" office:value-type="float" office:value="16" calcext:value-type="float">
            <text:p>16</text:p>
          </table:table-cell>
          <table:table-cell office:value-type="float" office:value="4551.4" calcext:value-type="float">
            <text:p>4551.4</text:p>
          </table:table-cell>
          <table:table-cell office:value-type="float" office:value="4544.23" calcext:value-type="float">
            <text:p>4544.23</text:p>
          </table:table-cell>
          <table:table-cell office:value-type="float" office:value="4538.06" calcext:value-type="float">
            <text:p>4538.06</text:p>
          </table:table-cell>
          <table:table-cell office:value-type="float" office:value="4560.21" calcext:value-type="float">
            <text:p>4560.21</text:p>
          </table:table-cell>
          <table:table-cell office:value-type="float" office:value="4552.8" calcext:value-type="float">
            <text:p>4552.8</text:p>
          </table:table-cell>
          <table:table-cell/>
          <table:table-cell office:value-type="float" office:value="15307.0859" calcext:value-type="float">
            <text:p>15307.0859</text:p>
          </table:table-cell>
          <table:table-cell office:value-type="float" office:value="15373.4042" calcext:value-type="float">
            <text:p>15373.4042</text:p>
          </table:table-cell>
          <table:table-cell office:value-type="float" office:value="15370.6748" calcext:value-type="float">
            <text:p>15370.6748</text:p>
          </table:table-cell>
          <table:table-cell office:value-type="float" office:value="15379.8115" calcext:value-type="float">
            <text:p>15379.8115</text:p>
          </table:table-cell>
          <table:table-cell office:value-type="float" office:value="15356.2851" calcext:value-type="float">
            <text:p>15356.2851</text:p>
          </table:table-cell>
          <table:table-cell table:number-columns-repeated="2"/>
          <table:table-cell office:value-type="float" office:value="4739.7451" calcext:value-type="float">
            <text:p>4739.7451</text:p>
          </table:table-cell>
          <table:table-cell table:number-columns-repeated="2"/>
          <table:table-cell office:value-type="float" office:value="4658.7675" calcext:value-type="float">
            <text:p>4658.7675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H$2]/2/[.$H$3]*([.A4]-1))" office:value-type="float" office:value="1202" calcext:value-type="float">
            <text:p>1202</text:p>
          </table:table-cell>
          <table:table-cell table:formula="of:=[.E4]-AVERAGE([.I4:.M4])" office:value-type="float" office:value="14.464" calcext:value-type="float">
            <text:p>14.464</text:p>
          </table:table-cell>
          <table:table-cell/>
          <table:table-cell office:value-type="float" office:value="54.44" calcext:value-type="float">
            <text:p>54.44</text:p>
          </table:table-cell>
          <table:table-cell/>
          <table:table-cell office:value-type="string" calcext:value-type="string">
            <text:p>Prescaler:</text:p>
          </table:table-cell>
          <table:table-cell office:value-type="float" office:value="64" calcext:value-type="float">
            <text:p>64</text:p>
          </table:table-cell>
          <table:table-cell office:value-type="float" office:value="49.24" calcext:value-type="float">
            <text:p>49.24</text:p>
          </table:table-cell>
          <table:table-cell office:value-type="float" office:value="44.77" calcext:value-type="float">
            <text:p>44.77</text:p>
          </table:table-cell>
          <table:table-cell office:value-type="float" office:value="19.72" calcext:value-type="float">
            <text:p>19.72</text:p>
          </table:table-cell>
          <table:table-cell office:value-type="float" office:value="51.8" calcext:value-type="float">
            <text:p>51.8</text:p>
          </table:table-cell>
          <table:table-cell office:value-type="float" office:value="34.35" calcext:value-type="float">
            <text:p>34.35</text:p>
          </table:table-cell>
          <table:table-cell/>
          <table:table-cell office:value-type="float" office:value="78.6237" calcext:value-type="float">
            <text:p>78.6237</text:p>
          </table:table-cell>
          <table:table-cell office:value-type="float" office:value="21.1978" calcext:value-type="float">
            <text:p>21.1978</text:p>
          </table:table-cell>
          <table:table-cell office:value-type="float" office:value="14.7404" calcext:value-type="float">
            <text:p>14.7404</text:p>
          </table:table-cell>
          <table:table-cell office:value-type="float" office:value="61.1438" calcext:value-type="float">
            <text:p>61.1438</text:p>
          </table:table-cell>
          <table:table-cell office:value-type="float" office:value="76.0018" calcext:value-type="float">
            <text:p>76.0018</text:p>
          </table:table-cell>
          <table:table-cell table:number-columns-repeated="2"/>
          <table:table-cell office:value-type="float" office:value="26.6717" calcext:value-type="float">
            <text:p>26.6717</text:p>
          </table:table-cell>
          <table:table-cell table:number-columns-repeated="2"/>
          <table:table-cell office:value-type="float" office:value="111.3753" calcext:value-type="float">
            <text:p>111.3753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H$2]/2/[.$H$3]*([.A5]-1))" office:value-type="float" office:value="1803" calcext:value-type="float">
            <text:p>1803</text:p>
          </table:table-cell>
          <table:table-cell table:formula="of:=[.E5]-AVERAGE([.I5:.M5])" office:value-type="float" office:value="-4.648" calcext:value-type="float">
            <text:p>-4.648</text:p>
          </table:table-cell>
          <table:table-cell/>
          <table:table-cell office:value-type="float" office:value="21.15" calcext:value-type="float">
            <text:p>21.15</text:p>
          </table:table-cell>
          <table:table-cell table:number-columns-repeated="3"/>
          <table:table-cell office:value-type="float" office:value="21.48" calcext:value-type="float">
            <text:p>21.48</text:p>
          </table:table-cell>
          <table:table-cell office:value-type="float" office:value="12.07" calcext:value-type="float">
            <text:p>12.07</text:p>
          </table:table-cell>
          <table:table-cell office:value-type="float" office:value="47.56" calcext:value-type="float">
            <text:p>47.56</text:p>
          </table:table-cell>
          <table:table-cell office:value-type="float" office:value="29.82" calcext:value-type="float">
            <text:p>29.82</text:p>
          </table:table-cell>
          <table:table-cell office:value-type="float" office:value="18.06" calcext:value-type="float">
            <text:p>18.06</text:p>
          </table:table-cell>
          <table:table-cell/>
          <table:table-cell office:value-type="float" office:value="397.4258" calcext:value-type="float">
            <text:p>397.4258</text:p>
          </table:table-cell>
          <table:table-cell office:value-type="float" office:value="215.946" calcext:value-type="float">
            <text:p>215.946</text:p>
          </table:table-cell>
          <table:table-cell office:value-type="float" office:value="176.9602" calcext:value-type="float">
            <text:p>176.9602</text:p>
          </table:table-cell>
          <table:table-cell office:value-type="float" office:value="143.3996" calcext:value-type="float">
            <text:p>143.3996</text:p>
          </table:table-cell>
          <table:table-cell office:value-type="float" office:value="299.7939" calcext:value-type="float">
            <text:p>299.7939</text:p>
          </table:table-cell>
          <table:table-cell table:number-columns-repeated="2"/>
          <table:table-cell office:value-type="float" office:value="10.7852" calcext:value-type="float">
            <text:p>10.7852</text:p>
          </table:table-cell>
          <table:table-cell table:number-columns-repeated="2"/>
          <table:table-cell office:value-type="float" office:value="169.2769" calcext:value-type="float">
            <text:p>169.2769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H$2]/2/[.$H$3]*([.A6]-1))" office:value-type="float" office:value="2404" calcext:value-type="float">
            <text:p>2404</text:p>
          </table:table-cell>
          <table:table-cell table:formula="of:=[.E6]-AVERAGE([.I6:.M6])" office:value-type="float" office:value="224.182" calcext:value-type="float">
            <text:p>224.182</text:p>
          </table:table-cell>
          <table:table-cell/>
          <table:table-cell office:value-type="float" office:value="239.13" calcext:value-type="float">
            <text:p>239.13</text:p>
          </table:table-cell>
          <table:table-cell/>
          <table:table-cell table:style-name="ce2" office:value-type="float" office:value="1716502328" calcext:value-type="float">
            <text:p>1716502328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18.77" calcext:value-type="float">
            <text:p>18.77</text:p>
          </table:table-cell>
          <table:table-cell office:value-type="float" office:value="22.1" calcext:value-type="float">
            <text:p>22.1</text:p>
          </table:table-cell>
          <table:table-cell office:value-type="float" office:value="7.92" calcext:value-type="float">
            <text:p>7.92</text:p>
          </table:table-cell>
          <table:table-cell office:value-type="float" office:value="17.77" calcext:value-type="float">
            <text:p>17.77</text:p>
          </table:table-cell>
          <table:table-cell/>
          <table:table-cell office:value-type="float" office:value="41.6257" calcext:value-type="float">
            <text:p>41.6257</text:p>
          </table:table-cell>
          <table:table-cell office:value-type="float" office:value="14.7419" calcext:value-type="float">
            <text:p>14.7419</text:p>
          </table:table-cell>
          <table:table-cell office:value-type="float" office:value="41.8189" calcext:value-type="float">
            <text:p>41.8189</text:p>
          </table:table-cell>
          <table:table-cell office:value-type="float" office:value="34.071" calcext:value-type="float">
            <text:p>34.071</text:p>
          </table:table-cell>
          <table:table-cell office:value-type="float" office:value="36.8372" calcext:value-type="float">
            <text:p>36.8372</text:p>
          </table:table-cell>
          <table:table-cell table:number-columns-repeated="2"/>
          <table:table-cell office:value-type="float" office:value="4.3708" calcext:value-type="float">
            <text:p>4.3708</text:p>
          </table:table-cell>
          <table:table-cell table:number-columns-repeated="2"/>
          <table:table-cell office:value-type="float" office:value="196.677" calcext:value-type="float">
            <text:p>196.677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H$2]/2/[.$H$3]*([.A7]-1))" office:value-type="float" office:value="3005" calcext:value-type="float">
            <text:p>3005</text:p>
          </table:table-cell>
          <table:table-cell table:formula="of:=[.E7]-AVERAGE([.I7:.M7])" office:value-type="float" office:value="412.782" calcext:value-type="float">
            <text:p>412.782</text:p>
          </table:table-cell>
          <table:table-cell/>
          <table:table-cell office:value-type="float" office:value="427.4" calcext:value-type="float">
            <text:p>427.4</text:p>
          </table:table-cell>
          <table:table-cell/>
          <table:table-cell table:style-name="ce3" table:formula="of:=([.G6]/86400)+DATE(1970;1;1)" office:value-type="date" office:date-value="2024-05-23T22:12:08" calcext:value-type="date">
            <text:p>05/23/24</text:p>
          </table:table-cell>
          <table:table-cell/>
          <table:table-cell office:value-type="float" office:value="12.81" calcext:value-type="float">
            <text:p>12.81</text:p>
          </table:table-cell>
          <table:table-cell office:value-type="float" office:value="6.27" calcext:value-type="float">
            <text:p>6.27</text:p>
          </table:table-cell>
          <table:table-cell office:value-type="float" office:value="33.7" calcext:value-type="float">
            <text:p>33.7</text:p>
          </table:table-cell>
          <table:table-cell office:value-type="float" office:value="11.11" calcext:value-type="float">
            <text:p>11.11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321.6798" calcext:value-type="float">
            <text:p>321.6798</text:p>
          </table:table-cell>
          <table:table-cell office:value-type="float" office:value="253.0826" calcext:value-type="float">
            <text:p>253.0826</text:p>
          </table:table-cell>
          <table:table-cell office:value-type="float" office:value="270.5451" calcext:value-type="float">
            <text:p>270.5451</text:p>
          </table:table-cell>
          <table:table-cell office:value-type="float" office:value="358.3846" calcext:value-type="float">
            <text:p>358.3846</text:p>
          </table:table-cell>
          <table:table-cell office:value-type="float" office:value="179.0587" calcext:value-type="float">
            <text:p>179.0587</text:p>
          </table:table-cell>
          <table:table-cell table:number-columns-repeated="2"/>
          <table:table-cell office:value-type="float" office:value="89.5988" calcext:value-type="float">
            <text:p>89.5988</text:p>
          </table:table-cell>
          <table:table-cell table:number-columns-repeated="2"/>
          <table:table-cell office:value-type="float" office:value="88.5036" calcext:value-type="float">
            <text:p>88.5036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H$2]/2/[.$H$3]*([.A8]-1))" office:value-type="float" office:value="3606" calcext:value-type="float">
            <text:p>3606</text:p>
          </table:table-cell>
          <table:table-cell table:formula="of:=[.E8]-AVERAGE([.I8:.M8])" office:value-type="float" office:value="144.618" calcext:value-type="float">
            <text:p>144.618</text:p>
          </table:table-cell>
          <table:table-cell/>
          <table:table-cell office:value-type="float" office:value="157.95" calcext:value-type="float">
            <text:p>157.95</text:p>
          </table:table-cell>
          <table:table-cell table:number-columns-repeated="3"/>
          <table:table-cell office:value-type="float" office:value="5.09" calcext:value-type="float">
            <text:p>5.09</text:p>
          </table:table-cell>
          <table:table-cell office:value-type="float" office:value="16.34" calcext:value-type="float">
            <text:p>16.34</text:p>
          </table:table-cell>
          <table:table-cell office:value-type="float" office:value="22.95" calcext:value-type="float">
            <text:p>22.95</text:p>
          </table:table-cell>
          <table:table-cell office:value-type="float" office:value="19.57" calcext:value-type="float">
            <text:p>19.57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96.7062" calcext:value-type="float">
            <text:p>96.7062</text:p>
          </table:table-cell>
          <table:table-cell office:value-type="float" office:value="53.3912" calcext:value-type="float">
            <text:p>53.3912</text:p>
          </table:table-cell>
          <table:table-cell office:value-type="float" office:value="88.7472" calcext:value-type="float">
            <text:p>88.7472</text:p>
          </table:table-cell>
          <table:table-cell office:value-type="float" office:value="70.5042" calcext:value-type="float">
            <text:p>70.5042</text:p>
          </table:table-cell>
          <table:table-cell office:value-type="float" office:value="52.514" calcext:value-type="float">
            <text:p>52.514</text:p>
          </table:table-cell>
          <table:table-cell table:number-columns-repeated="2"/>
          <table:table-cell office:value-type="float" office:value="400.4206" calcext:value-type="float">
            <text:p>400.4206</text:p>
          </table:table-cell>
          <table:table-cell table:number-columns-repeated="2"/>
          <table:table-cell office:value-type="float" office:value="177.3289" calcext:value-type="float">
            <text:p>177.3289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H$2]/2/[.$H$3]*([.A9]-1))" office:value-type="float" office:value="4207" calcext:value-type="float">
            <text:p>4207</text:p>
          </table:table-cell>
          <table:table-cell table:formula="of:=[.E9]-AVERAGE([.I9:.M9])" office:value-type="float" office:value="-7.084" calcext:value-type="float">
            <text:p>-7.084</text:p>
          </table:table-cell>
          <table:table-cell/>
          <table:table-cell office:value-type="float" office:value="4.84" calcext:value-type="float">
            <text:p>4.84</text:p>
          </table:table-cell>
          <table:table-cell table:number-columns-repeated="3"/>
          <table:table-cell office:value-type="float" office:value="11.18" calcext:value-type="float">
            <text:p>11.18</text:p>
          </table:table-cell>
          <table:table-cell office:value-type="float" office:value="7.67" calcext:value-type="float">
            <text:p>7.67</text:p>
          </table:table-cell>
          <table:table-cell office:value-type="float" office:value="17.63" calcext:value-type="float">
            <text:p>17.63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1" calcext:value-type="float">
            <text:p>11.81</text:p>
          </table:table-cell>
          <table:table-cell/>
          <table:table-cell office:value-type="float" office:value="353.9896" calcext:value-type="float">
            <text:p>353.9896</text:p>
          </table:table-cell>
          <table:table-cell office:value-type="float" office:value="320.6993" calcext:value-type="float">
            <text:p>320.6993</text:p>
          </table:table-cell>
          <table:table-cell office:value-type="float" office:value="237.2533" calcext:value-type="float">
            <text:p>237.2533</text:p>
          </table:table-cell>
          <table:table-cell office:value-type="float" office:value="228.2047" calcext:value-type="float">
            <text:p>228.2047</text:p>
          </table:table-cell>
          <table:table-cell office:value-type="float" office:value="95.1548" calcext:value-type="float">
            <text:p>95.1548</text:p>
          </table:table-cell>
          <table:table-cell table:number-columns-repeated="2"/>
          <table:table-cell office:value-type="float" office:value="302.7581" calcext:value-type="float">
            <text:p>302.7581</text:p>
          </table:table-cell>
          <table:table-cell table:number-columns-repeated="2"/>
          <table:table-cell office:value-type="float" office:value="245.8478" calcext:value-type="float">
            <text:p>245.8478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H$2]/2/[.$H$3]*([.A10]-1))" office:value-type="float" office:value="4808" calcext:value-type="float">
            <text:p>4808</text:p>
          </table:table-cell>
          <table:table-cell table:formula="of:=[.E10]-AVERAGE([.I10:.M10])" office:value-type="float" office:value="0.136000000000001" calcext:value-type="float">
            <text:p>0.136000000000001</text:p>
          </table:table-cell>
          <table:table-cell/>
          <table:table-cell office:value-type="float" office:value="12.97" calcext:value-type="float">
            <text:p>12.97</text:p>
          </table:table-cell>
          <table:table-cell table:number-columns-repeated="3"/>
          <table:table-cell office:value-type="float" office:value="10.76" calcext:value-type="float">
            <text:p>10.76</text:p>
          </table:table-cell>
          <table:table-cell office:value-type="float" office:value="7.97" calcext:value-type="float">
            <text:p>7.97</text:p>
          </table:table-cell>
          <table:table-cell office:value-type="float" office:value="17.18" calcext:value-type="float">
            <text:p>17.18</text:p>
          </table:table-cell>
          <table:table-cell office:value-type="float" office:value="17.96" calcext:value-type="float">
            <text:p>17.9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22.84" calcext:value-type="float">
            <text:p>22.84</text:p>
          </table:table-cell>
          <table:table-cell office:value-type="float" office:value="53.7576" calcext:value-type="float">
            <text:p>53.7576</text:p>
          </table:table-cell>
          <table:table-cell office:value-type="float" office:value="42.582" calcext:value-type="float">
            <text:p>42.582</text:p>
          </table:table-cell>
          <table:table-cell office:value-type="float" office:value="27.0142" calcext:value-type="float">
            <text:p>27.0142</text:p>
          </table:table-cell>
          <table:table-cell office:value-type="float" office:value="50.2614" calcext:value-type="float">
            <text:p>50.2614</text:p>
          </table:table-cell>
          <table:table-cell table:number-columns-repeated="2"/>
          <table:table-cell office:value-type="float" office:value="26.8124" calcext:value-type="float">
            <text:p>26.8124</text:p>
          </table:table-cell>
          <table:table-cell table:number-columns-repeated="2"/>
          <table:table-cell office:value-type="float" office:value="185.9748" calcext:value-type="float">
            <text:p>185.9748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H$2]/2/[.$H$3]*([.A11]-1))" office:value-type="float" office:value="5409" calcext:value-type="float">
            <text:p>5409</text:p>
          </table:table-cell>
          <table:table-cell table:formula="of:=[.E11]-AVERAGE([.I11:.M11])" office:value-type="float" office:value="2.092" calcext:value-type="float">
            <text:p>2.092</text:p>
          </table:table-cell>
          <table:table-cell/>
          <table:table-cell office:value-type="float" office:value="13.26" calcext:value-type="float">
            <text:p>13.26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office:value-type="float" office:value="16.11" calcext:value-type="float">
            <text:p>16.11</text:p>
          </table:table-cell>
          <table:table-cell office:value-type="float" office:value="7.16" calcext:value-type="float">
            <text:p>7.16</text:p>
          </table:table-cell>
          <table:table-cell office:value-type="float" office:value="13.21" calcext:value-type="float">
            <text:p>13.21</text:p>
          </table:table-cell>
          <table:table-cell office:value-type="float" office:value="10.91" calcext:value-type="float">
            <text:p>10.91</text:p>
          </table:table-cell>
          <table:table-cell/>
          <table:table-cell office:value-type="float" office:value="350.7364" calcext:value-type="float">
            <text:p>350.7364</text:p>
          </table:table-cell>
          <table:table-cell office:value-type="float" office:value="38.3712" calcext:value-type="float">
            <text:p>38.3712</text:p>
          </table:table-cell>
          <table:table-cell office:value-type="float" office:value="182.5679" calcext:value-type="float">
            <text:p>182.5679</text:p>
          </table:table-cell>
          <table:table-cell office:value-type="float" office:value="276.8477" calcext:value-type="float">
            <text:p>276.8477</text:p>
          </table:table-cell>
          <table:table-cell office:value-type="float" office:value="280.8682" calcext:value-type="float">
            <text:p>280.8682</text:p>
          </table:table-cell>
          <table:table-cell table:number-columns-repeated="2"/>
          <table:table-cell office:value-type="float" office:value="18.3236" calcext:value-type="float">
            <text:p>18.3236</text:p>
          </table:table-cell>
          <table:table-cell table:number-columns-repeated="2"/>
          <table:table-cell office:value-type="float" office:value="142.6462" calcext:value-type="float">
            <text:p>142.6462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H$2]/2/[.$H$3]*([.A12]-1))" office:value-type="float" office:value="6010" calcext:value-type="float">
            <text:p>6010</text:p>
          </table:table-cell>
          <table:table-cell table:formula="of:=[.E12]-AVERAGE([.I12:.M12])" office:value-type="float" office:value="1.678" calcext:value-type="float">
            <text:p>1.678</text:p>
          </table:table-cell>
          <table:table-cell/>
          <table:table-cell office:value-type="float" office:value="13.57" calcext:value-type="float">
            <text:p>13.57</text:p>
          </table:table-cell>
          <table:table-cell/>
          <table:table-cell table:style-name="ce4"/>
          <table:table-cell/>
          <table:table-cell office:value-type="float" office:value="15.54" calcext:value-type="float">
            <text:p>15.54</text:p>
          </table:table-cell>
          <table:table-cell office:value-type="float" office:value="19.68" calcext:value-type="float">
            <text:p>19.68</text:p>
          </table:table-cell>
          <table:table-cell office:value-type="float" office:value="5.58" calcext:value-type="float">
            <text:p>5.58</text:p>
          </table:table-cell>
          <table:table-cell office:value-type="float" office:value="13.77" calcext:value-type="float">
            <text:p>13.77</text:p>
          </table:table-cell>
          <table:table-cell office:value-type="float" office:value="4.89" calcext:value-type="float">
            <text:p>4.89</text:p>
          </table:table-cell>
          <table:table-cell/>
          <table:table-cell office:value-type="float" office:value="60.3096" calcext:value-type="float">
            <text:p>60.3096</text:p>
          </table:table-cell>
          <table:table-cell office:value-type="float" office:value="55.2235" calcext:value-type="float">
            <text:p>55.2235</text:p>
          </table:table-cell>
          <table:table-cell office:value-type="float" office:value="40.2617" calcext:value-type="float">
            <text:p>40.2617</text:p>
          </table:table-cell>
          <table:table-cell office:value-type="float" office:value="69.1717" calcext:value-type="float">
            <text:p>69.1717</text:p>
          </table:table-cell>
          <table:table-cell office:value-type="float" office:value="60.9162" calcext:value-type="float">
            <text:p>60.9162</text:p>
          </table:table-cell>
          <table:table-cell table:number-columns-repeated="2"/>
          <table:table-cell office:value-type="float" office:value="9.6822" calcext:value-type="float">
            <text:p>9.6822</text:p>
          </table:table-cell>
          <table:table-cell table:number-columns-repeated="2"/>
          <table:table-cell office:value-type="float" office:value="174.1524" calcext:value-type="float">
            <text:p>174.1524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H$2]/2/[.$H$3]*([.A13]-1))" office:value-type="float" office:value="6611" calcext:value-type="float">
            <text:p>6611</text:p>
          </table:table-cell>
          <table:table-cell table:formula="of:=[.E13]-AVERAGE([.I13:.M13])" office:value-type="float" office:value="-9.288" calcext:value-type="float">
            <text:p>-9.288</text:p>
          </table:table-cell>
          <table:table-cell/>
          <table:table-cell office:value-type="float" office:value="1.86" calcext:value-type="float">
            <text:p>1.86</text:p>
          </table:table-cell>
          <table:table-cell table:number-columns-repeated="3"/>
          <table:table-cell office:value-type="float" office:value="11.87" calcext:value-type="float">
            <text:p>11.87</text:p>
          </table:table-cell>
          <table:table-cell office:value-type="float" office:value="9.54" calcext:value-type="float">
            <text:p>9.54</text:p>
          </table:table-cell>
          <table:table-cell office:value-type="float" office:value="15.35" calcext:value-type="float">
            <text:p>15.35</text:p>
          </table:table-cell>
          <table:table-cell office:value-type="float" office:value="6.59" calcext:value-type="float">
            <text:p>6.59</text:p>
          </table:table-cell>
          <table:table-cell office:value-type="float" office:value="12.39" calcext:value-type="float">
            <text:p>12.39</text:p>
          </table:table-cell>
          <table:table-cell/>
          <table:table-cell office:value-type="float" office:value="343.4087" calcext:value-type="float">
            <text:p>343.4087</text:p>
          </table:table-cell>
          <table:table-cell office:value-type="float" office:value="179.0986" calcext:value-type="float">
            <text:p>179.0986</text:p>
          </table:table-cell>
          <table:table-cell office:value-type="float" office:value="184.7449" calcext:value-type="float">
            <text:p>184.7449</text:p>
          </table:table-cell>
          <table:table-cell office:value-type="float" office:value="350.9423" calcext:value-type="float">
            <text:p>350.9423</text:p>
          </table:table-cell>
          <table:table-cell office:value-type="float" office:value="241.217" calcext:value-type="float">
            <text:p>241.217</text:p>
          </table:table-cell>
          <table:table-cell table:number-columns-repeated="2"/>
          <table:table-cell office:value-type="float" office:value="4.1285" calcext:value-type="float">
            <text:p>4.1285</text:p>
          </table:table-cell>
          <table:table-cell table:number-columns-repeated="2"/>
          <table:table-cell office:value-type="float" office:value="165.3422" calcext:value-type="float">
            <text:p>165.3422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H$2]/2/[.$H$3]*([.A14]-1))" office:value-type="float" office:value="7212" calcext:value-type="float">
            <text:p>7212</text:p>
          </table:table-cell>
          <table:table-cell table:formula="of:=[.E14]-AVERAGE([.I14:.M14])" office:value-type="float" office:value="-7.428" calcext:value-type="float">
            <text:p>-7.4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.1" calcext:value-type="float">
            <text:p>9.1</text:p>
          </table:table-cell>
          <table:table-cell office:value-type="float" office:value="6.38" calcext:value-type="float">
            <text:p>6.38</text:p>
          </table:table-cell>
          <table:table-cell office:value-type="float" office:value="25.34" calcext:value-type="float">
            <text:p>25.34</text:p>
          </table:table-cell>
          <table:table-cell office:value-type="float" office:value="11.27" calcext:value-type="float">
            <text:p>11.27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87.1685" calcext:value-type="float">
            <text:p>87.1685</text:p>
          </table:table-cell>
          <table:table-cell office:value-type="float" office:value="78.1767" calcext:value-type="float">
            <text:p>78.1767</text:p>
          </table:table-cell>
          <table:table-cell office:value-type="float" office:value="52.4738" calcext:value-type="float">
            <text:p>52.4738</text:p>
          </table:table-cell>
          <table:table-cell office:value-type="float" office:value="49.0331" calcext:value-type="float">
            <text:p>49.0331</text:p>
          </table:table-cell>
          <table:table-cell office:value-type="float" office:value="82.2852" calcext:value-type="float">
            <text:p>82.2852</text:p>
          </table:table-cell>
          <table:table-cell table:number-columns-repeated="2"/>
          <table:table-cell office:value-type="float" office:value="16.0856" calcext:value-type="float">
            <text:p>16.0856</text:p>
          </table:table-cell>
          <table:table-cell table:number-columns-repeated="2"/>
          <table:table-cell office:value-type="float" office:value="103.7462" calcext:value-type="float">
            <text:p>103.7462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H$2]/2/[.$H$3]*([.A15]-1))" office:value-type="float" office:value="7813" calcext:value-type="float">
            <text:p>7813</text:p>
          </table:table-cell>
          <table:table-cell table:formula="of:=[.E15]-AVERAGE([.I15:.M15])" office:value-type="float" office:value="-5.164" calcext:value-type="float">
            <text:p>-5.164</text:p>
          </table:table-cell>
          <table:table-cell/>
          <table:table-cell office:value-type="float" office:value="4.59" calcext:value-type="float">
            <text:p>4.59</text:p>
          </table:table-cell>
          <table:table-cell table:number-columns-repeated="3"/>
          <table:table-cell office:value-type="float" office:value="6.26" calcext:value-type="float">
            <text:p>6.26</text:p>
          </table:table-cell>
          <table:table-cell office:value-type="float" office:value="4.7" calcext:value-type="float">
            <text:p>4.7</text:p>
          </table:table-cell>
          <table:table-cell office:value-type="float" office:value="28.82" calcext:value-type="float">
            <text:p>28.82</text:p>
          </table:table-cell>
          <table:table-cell office:value-type="float" office:value="2.84" calcext:value-type="float">
            <text:p>2.84</text:p>
          </table:table-cell>
          <table:table-cell office:value-type="float" office:value="6.15" calcext:value-type="float">
            <text:p>6.15</text:p>
          </table:table-cell>
          <table:table-cell/>
          <table:table-cell office:value-type="float" office:value="355.517" calcext:value-type="float">
            <text:p>355.517</text:p>
          </table:table-cell>
          <table:table-cell office:value-type="float" office:value="363.0495" calcext:value-type="float">
            <text:p>363.0495</text:p>
          </table:table-cell>
          <table:table-cell office:value-type="float" office:value="93.1141" calcext:value-type="float">
            <text:p>93.1141</text:p>
          </table:table-cell>
          <table:table-cell office:value-type="float" office:value="331.1513" calcext:value-type="float">
            <text:p>331.1513</text:p>
          </table:table-cell>
          <table:table-cell office:value-type="float" office:value="291.7267" calcext:value-type="float">
            <text:p>291.7267</text:p>
          </table:table-cell>
          <table:table-cell table:number-columns-repeated="2"/>
          <table:table-cell office:value-type="float" office:value="293.9483" calcext:value-type="float">
            <text:p>293.9483</text:p>
          </table:table-cell>
          <table:table-cell table:number-columns-repeated="2"/>
          <table:table-cell office:value-type="float" office:value="468.1268" calcext:value-type="float">
            <text:p>468.1268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H$2]/2/[.$H$3]*([.A16]-1))" office:value-type="float" office:value="8414" calcext:value-type="float">
            <text:p>8414</text:p>
          </table:table-cell>
          <table:table-cell table:formula="of:=[.E16]-AVERAGE([.I16:.M16])" office:value-type="float" office:value="3.474" calcext:value-type="float">
            <text:p>3.474</text:p>
          </table:table-cell>
          <table:table-cell/>
          <table:table-cell office:value-type="float" office:value="10.65" calcext:value-type="float">
            <text:p>10.65</text:p>
          </table:table-cell>
          <table:table-cell table:number-columns-repeated="3"/>
          <table:table-cell office:value-type="float" office:value="2.69" calcext:value-type="float">
            <text:p>2.69</text:p>
          </table:table-cell>
          <table:table-cell office:value-type="float" office:value="1.88" calcext:value-type="float">
            <text:p>1.88</text:p>
          </table:table-cell>
          <table:table-cell office:value-type="float" office:value="17.33" calcext:value-type="float">
            <text:p>17.33</text:p>
          </table:table-cell>
          <table:table-cell office:value-type="float" office:value="7.57" calcext:value-type="float">
            <text:p>7.57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139.7853" calcext:value-type="float">
            <text:p>139.7853</text:p>
          </table:table-cell>
          <table:table-cell office:value-type="float" office:value="108.6758" calcext:value-type="float">
            <text:p>108.6758</text:p>
          </table:table-cell>
          <table:table-cell office:value-type="float" office:value="55.1723" calcext:value-type="float">
            <text:p>55.1723</text:p>
          </table:table-cell>
          <table:table-cell office:value-type="float" office:value="127.6499" calcext:value-type="float">
            <text:p>127.6499</text:p>
          </table:table-cell>
          <table:table-cell office:value-type="float" office:value="74.927" calcext:value-type="float">
            <text:p>74.927</text:p>
          </table:table-cell>
          <table:table-cell table:number-columns-repeated="2"/>
          <table:table-cell office:value-type="float" office:value="1385.2224" calcext:value-type="float">
            <text:p>1385.2224</text:p>
          </table:table-cell>
          <table:table-cell table:number-columns-repeated="2"/>
          <table:table-cell office:value-type="float" office:value="345.4867" calcext:value-type="float">
            <text:p>345.4867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H$2]/2/[.$H$3]*([.A17]-1))" office:value-type="float" office:value="9015" calcext:value-type="float">
            <text:p>9015</text:p>
          </table:table-cell>
          <table:table-cell table:formula="of:=[.E17]-AVERAGE([.I17:.M17])" office:value-type="float" office:value="-3.312" calcext:value-type="float">
            <text:p>-3.312</text:p>
          </table:table-cell>
          <table:table-cell/>
          <table:table-cell office:value-type="float" office:value="3.91" calcext:value-type="float">
            <text:p>3.91</text:p>
          </table:table-cell>
          <table:table-cell table:number-columns-repeated="3"/>
          <table:table-cell office:value-type="float" office:value="1.76" calcext:value-type="float">
            <text:p>1.76</text:p>
          </table:table-cell>
          <table:table-cell office:value-type="float" office:value="1.35" calcext:value-type="float">
            <text:p>1.35</text:p>
          </table:table-cell>
          <table:table-cell office:value-type="float" office:value="14.61" calcext:value-type="float">
            <text:p>14.61</text:p>
          </table:table-cell>
          <table:table-cell office:value-type="float" office:value="14.68" calcext:value-type="float">
            <text:p>14.68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303.1806" calcext:value-type="float">
            <text:p>303.1806</text:p>
          </table:table-cell>
          <table:table-cell office:value-type="float" office:value="174.938" calcext:value-type="float">
            <text:p>174.938</text:p>
          </table:table-cell>
          <table:table-cell office:value-type="float" office:value="215.572" calcext:value-type="float">
            <text:p>215.572</text:p>
          </table:table-cell>
          <table:table-cell office:value-type="float" office:value="217.3668" calcext:value-type="float">
            <text:p>217.3668</text:p>
          </table:table-cell>
          <table:table-cell office:value-type="float" office:value="341.9461" calcext:value-type="float">
            <text:p>341.9461</text:p>
          </table:table-cell>
          <table:table-cell table:number-columns-repeated="2"/>
          <table:table-cell office:value-type="float" office:value="1132.2559" calcext:value-type="float">
            <text:p>1132.2559</text:p>
          </table:table-cell>
          <table:table-cell table:number-columns-repeated="2"/>
          <table:table-cell office:value-type="float" office:value="111.1435" calcext:value-type="float">
            <text:p>111.1435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H$2]/2/[.$H$3]*([.A18]-1))" office:value-type="float" office:value="9616" calcext:value-type="float">
            <text:p>9616</text:p>
          </table:table-cell>
          <table:table-cell table:formula="of:=[.E18]-AVERAGE([.I18:.M18])" office:value-type="float" office:value="-7.548" calcext:value-type="float">
            <text:p>-7.548</text:p>
          </table:table-cell>
          <table:table-cell table:number-columns-repeated="5"/>
          <table:table-cell office:value-type="float" office:value="3.91" calcext:value-type="float">
            <text:p>3.91</text:p>
          </table:table-cell>
          <table:table-cell office:value-type="float" office:value="6.14" calcext:value-type="float">
            <text:p>6.14</text:p>
          </table:table-cell>
          <table:table-cell office:value-type="float" office:value="18.15" calcext:value-type="float">
            <text:p>18.15</text:p>
          </table:table-cell>
          <table:table-cell office:value-type="float" office:value="4.05" calcext:value-type="float">
            <text:p>4.05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10.2767" calcext:value-type="float">
            <text:p>110.2767</text:p>
          </table:table-cell>
          <table:table-cell office:value-type="float" office:value="88.3425" calcext:value-type="float">
            <text:p>88.3425</text:p>
          </table:table-cell>
          <table:table-cell office:value-type="float" office:value="71.8721" calcext:value-type="float">
            <text:p>71.8721</text:p>
          </table:table-cell>
          <table:table-cell office:value-type="float" office:value="94.4971" calcext:value-type="float">
            <text:p>94.4971</text:p>
          </table:table-cell>
          <table:table-cell office:value-type="float" office:value="82.5995" calcext:value-type="float">
            <text:p>82.5995</text:p>
          </table:table-cell>
          <table:table-cell table:number-columns-repeated="2"/>
          <table:table-cell office:value-type="float" office:value="101.9988" calcext:value-type="float">
            <text:p>101.9988</text:p>
          </table:table-cell>
          <table:table-cell table:number-columns-repeated="2"/>
          <table:table-cell office:value-type="float" office:value="149.5155" calcext:value-type="float">
            <text:p>149.5155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H$2]/2/[.$H$3]*([.A19]-1))" office:value-type="float" office:value="10216" calcext:value-type="float">
            <text:p>10216</text:p>
          </table:table-cell>
          <table:table-cell table:formula="of:=[.E19]-AVERAGE([.I19:.M19])" office:value-type="float" office:value="-7.03" calcext:value-type="float">
            <text:p>-7.03</text:p>
          </table:table-cell>
          <table:table-cell table:number-columns-repeated="5"/>
          <table:table-cell office:value-type="float" office:value="5.47" calcext:value-type="float">
            <text:p>5.47</text:p>
          </table:table-cell>
          <table:table-cell office:value-type="float" office:value="7.81" calcext:value-type="float">
            <text:p>7.81</text:p>
          </table:table-cell>
          <table:table-cell office:value-type="float" office:value="6.88" calcext:value-type="float">
            <text:p>6.88</text:p>
          </table:table-cell>
          <table:table-cell office:value-type="float" office:value="7.17" calcext:value-type="float">
            <text:p>7.17</text:p>
          </table:table-cell>
          <table:table-cell office:value-type="float" office:value="7.82" calcext:value-type="float">
            <text:p>7.82</text:p>
          </table:table-cell>
          <table:table-cell/>
          <table:table-cell office:value-type="float" office:value="418.3602" calcext:value-type="float">
            <text:p>418.3602</text:p>
          </table:table-cell>
          <table:table-cell office:value-type="float" office:value="222.1233" calcext:value-type="float">
            <text:p>222.1233</text:p>
          </table:table-cell>
          <table:table-cell office:value-type="float" office:value="278.3722" calcext:value-type="float">
            <text:p>278.3722</text:p>
          </table:table-cell>
          <table:table-cell office:value-type="float" office:value="301.8443" calcext:value-type="float">
            <text:p>301.8443</text:p>
          </table:table-cell>
          <table:table-cell office:value-type="float" office:value="167.4687" calcext:value-type="float">
            <text:p>167.4687</text:p>
          </table:table-cell>
          <table:table-cell table:number-columns-repeated="2"/>
          <table:table-cell office:value-type="float" office:value="21.3572" calcext:value-type="float">
            <text:p>21.3572</text:p>
          </table:table-cell>
          <table:table-cell table:number-columns-repeated="2"/>
          <table:table-cell office:value-type="float" office:value="270.5885" calcext:value-type="float">
            <text:p>270.5885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H$2]/2/[.$H$3]*([.A20]-1))" office:value-type="float" office:value="10817" calcext:value-type="float">
            <text:p>10817</text:p>
          </table:table-cell>
          <table:table-cell table:formula="of:=[.E20]-AVERAGE([.I20:.M20])" office:value-type="float" office:value="-6.196" calcext:value-type="float">
            <text:p>-6.196</text:p>
          </table:table-cell>
          <table:table-cell table:number-columns-repeated="5"/>
          <table:table-cell office:value-type="float" office:value="3.31" calcext:value-type="float">
            <text:p>3.31</text:p>
          </table:table-cell>
          <table:table-cell office:value-type="float" office:value="7.04" calcext:value-type="float">
            <text:p>7.04</text:p>
          </table:table-cell>
          <table:table-cell office:value-type="float" office:value="7.42" calcext:value-type="float">
            <text:p>7.42</text:p>
          </table:table-cell>
          <table:table-cell office:value-type="float" office:value="11.26" calcext:value-type="float">
            <text:p>11.26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140.2042" calcext:value-type="float">
            <text:p>140.2042</text:p>
          </table:table-cell>
          <table:table-cell office:value-type="float" office:value="73.0911" calcext:value-type="float">
            <text:p>73.0911</text:p>
          </table:table-cell>
          <table:table-cell office:value-type="float" office:value="145.912" calcext:value-type="float">
            <text:p>145.912</text:p>
          </table:table-cell>
          <table:table-cell office:value-type="float" office:value="51.7907" calcext:value-type="float">
            <text:p>51.7907</text:p>
          </table:table-cell>
          <table:table-cell office:value-type="float" office:value="154.4955" calcext:value-type="float">
            <text:p>154.4955</text:p>
          </table:table-cell>
          <table:table-cell table:number-columns-repeated="2"/>
          <table:table-cell office:value-type="float" office:value="25.9091" calcext:value-type="float">
            <text:p>25.9091</text:p>
          </table:table-cell>
          <table:table-cell table:number-columns-repeated="2"/>
          <table:table-cell office:value-type="float" office:value="112.1954" calcext:value-type="float">
            <text:p>112.1954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H$2]/2/[.$H$3]*([.A21]-1))" office:value-type="float" office:value="11418" calcext:value-type="float">
            <text:p>11418</text:p>
          </table:table-cell>
          <table:table-cell table:formula="of:=[.E21]-AVERAGE([.I21:.M21])" office:value-type="float" office:value="-6.16" calcext:value-type="float">
            <text:p>-6.16</text:p>
          </table:table-cell>
          <table:table-cell table:number-columns-repeated="5"/>
          <table:table-cell office:value-type="float" office:value="7.2" calcext:value-type="float">
            <text:p>7.2</text:p>
          </table:table-cell>
          <table:table-cell office:value-type="float" office:value="3.12" calcext:value-type="float">
            <text:p>3.12</text:p>
          </table:table-cell>
          <table:table-cell office:value-type="float" office:value="5.48" calcext:value-type="float">
            <text:p>5.48</text:p>
          </table:table-cell>
          <table:table-cell office:value-type="float" office:value="12.11" calcext:value-type="float">
            <text:p>12.11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427.3348" calcext:value-type="float">
            <text:p>427.3348</text:p>
          </table:table-cell>
          <table:table-cell office:value-type="float" office:value="252.5378" calcext:value-type="float">
            <text:p>252.5378</text:p>
          </table:table-cell>
          <table:table-cell office:value-type="float" office:value="161.2051" calcext:value-type="float">
            <text:p>161.2051</text:p>
          </table:table-cell>
          <table:table-cell office:value-type="float" office:value="391.0107" calcext:value-type="float">
            <text:p>391.0107</text:p>
          </table:table-cell>
          <table:table-cell office:value-type="float" office:value="190.4295" calcext:value-type="float">
            <text:p>190.4295</text:p>
          </table:table-cell>
          <table:table-cell table:number-columns-repeated="2"/>
          <table:table-cell office:value-type="float" office:value="15.1858" calcext:value-type="float">
            <text:p>15.1858</text:p>
          </table:table-cell>
          <table:table-cell table:number-columns-repeated="2"/>
          <table:table-cell office:value-type="float" office:value="134.3563" calcext:value-type="float">
            <text:p>134.3563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$H$2]/2/[.$H$3]*([.A22]-1))" office:value-type="float" office:value="12019" calcext:value-type="float">
            <text:p>12019</text:p>
          </table:table-cell>
          <table:table-cell table:formula="of:=[.E22]-AVERAGE([.I22:.M22])" office:value-type="float" office:value="-6.424" calcext:value-type="float">
            <text:p>-6.424</text:p>
          </table:table-cell>
          <table:table-cell table:number-columns-repeated="5"/>
          <table:table-cell office:value-type="float" office:value="5.51" calcext:value-type="float">
            <text:p>5.51</text:p>
          </table:table-cell>
          <table:table-cell office:value-type="float" office:value="4.62" calcext:value-type="float">
            <text:p>4.62</text:p>
          </table:table-cell>
          <table:table-cell office:value-type="float" office:value="9.53" calcext:value-type="float">
            <text:p>9.53</text:p>
          </table:table-cell>
          <table:table-cell office:value-type="float" office:value="8.31" calcext:value-type="float">
            <text:p>8.31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132.1736" calcext:value-type="float">
            <text:p>132.1736</text:p>
          </table:table-cell>
          <table:table-cell office:value-type="float" office:value="122.1303" calcext:value-type="float">
            <text:p>122.1303</text:p>
          </table:table-cell>
          <table:table-cell office:value-type="float" office:value="77.751" calcext:value-type="float">
            <text:p>77.751</text:p>
          </table:table-cell>
          <table:table-cell office:value-type="float" office:value="139.2095" calcext:value-type="float">
            <text:p>139.2095</text:p>
          </table:table-cell>
          <table:table-cell office:value-type="float" office:value="124.0707" calcext:value-type="float">
            <text:p>124.0707</text:p>
          </table:table-cell>
          <table:table-cell table:number-columns-repeated="2"/>
          <table:table-cell office:value-type="float" office:value="31.9135" calcext:value-type="float">
            <text:p>31.9135</text:p>
          </table:table-cell>
          <table:table-cell table:number-columns-repeated="2"/>
          <table:table-cell office:value-type="float" office:value="116.6265" calcext:value-type="float">
            <text:p>116.6265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$H$2]/2/[.$H$3]*([.A23]-1))" office:value-type="float" office:value="12620" calcext:value-type="float">
            <text:p>12620</text:p>
          </table:table-cell>
          <table:table-cell table:formula="of:=[.E23]-AVERAGE([.I23:.M23])" office:value-type="float" office:value="-10.304" calcext:value-type="float">
            <text:p>-10.304</text:p>
          </table:table-cell>
          <table:table-cell table:number-columns-repeated="5"/>
          <table:table-cell office:value-type="float" office:value="4.51" calcext:value-type="float">
            <text:p>4.51</text:p>
          </table:table-cell>
          <table:table-cell office:value-type="float" office:value="9.73" calcext:value-type="float">
            <text:p>9.73</text:p>
          </table:table-cell>
          <table:table-cell office:value-type="float" office:value="21.47" calcext:value-type="float">
            <text:p>21.47</text:p>
          </table:table-cell>
          <table:table-cell office:value-type="float" office:value="8.3" calcext:value-type="float">
            <text:p>8.3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374.2307" calcext:value-type="float">
            <text:p>374.2307</text:p>
          </table:table-cell>
          <table:table-cell office:value-type="float" office:value="159.1341" calcext:value-type="float">
            <text:p>159.1341</text:p>
          </table:table-cell>
          <table:table-cell office:value-type="float" office:value="226.2213" calcext:value-type="float">
            <text:p>226.2213</text:p>
          </table:table-cell>
          <table:table-cell office:value-type="float" office:value="295.2327" calcext:value-type="float">
            <text:p>295.2327</text:p>
          </table:table-cell>
          <table:table-cell office:value-type="float" office:value="189.2447" calcext:value-type="float">
            <text:p>189.2447</text:p>
          </table:table-cell>
          <table:table-cell table:number-columns-repeated="2"/>
          <table:table-cell office:value-type="float" office:value="62.9227" calcext:value-type="float">
            <text:p>62.9227</text:p>
          </table:table-cell>
          <table:table-cell table:number-columns-repeated="2"/>
          <table:table-cell office:value-type="float" office:value="25.3354" calcext:value-type="float">
            <text:p>25.3354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$H$2]/2/[.$H$3]*([.A24]-1))" office:value-type="float" office:value="13221" calcext:value-type="float">
            <text:p>13221</text:p>
          </table:table-cell>
          <table:table-cell table:formula="of:=[.E24]-AVERAGE([.I24:.M24])" office:value-type="float" office:value="-9.738" calcext:value-type="float">
            <text:p>-9.738</text:p>
          </table:table-cell>
          <table:table-cell table:number-columns-repeated="5"/>
          <table:table-cell office:value-type="float" office:value="1.42" calcext:value-type="float">
            <text:p>1.42</text:p>
          </table:table-cell>
          <table:table-cell office:value-type="float" office:value="9.76" calcext:value-type="float">
            <text:p>9.76</text:p>
          </table:table-cell>
          <table:table-cell office:value-type="float" office:value="24.1" calcext:value-type="float">
            <text:p>24.1</text:p>
          </table:table-cell>
          <table:table-cell office:value-type="float" office:value="5.72" calcext:value-type="float">
            <text:p>5.72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201.7638" calcext:value-type="float">
            <text:p>201.7638</text:p>
          </table:table-cell>
          <table:table-cell office:value-type="float" office:value="128.9709" calcext:value-type="float">
            <text:p>128.9709</text:p>
          </table:table-cell>
          <table:table-cell office:value-type="float" office:value="96.465" calcext:value-type="float">
            <text:p>96.465</text:p>
          </table:table-cell>
          <table:table-cell office:value-type="float" office:value="146.6737" calcext:value-type="float">
            <text:p>146.6737</text:p>
          </table:table-cell>
          <table:table-cell office:value-type="float" office:value="120.1922" calcext:value-type="float">
            <text:p>120.1922</text:p>
          </table:table-cell>
          <table:table-cell table:number-columns-repeated="2"/>
          <table:table-cell office:value-type="float" office:value="62.123" calcext:value-type="float">
            <text:p>62.123</text:p>
          </table:table-cell>
          <table:table-cell table:number-columns-repeated="2"/>
          <table:table-cell office:value-type="float" office:value="75.3423" calcext:value-type="float">
            <text:p>75.3423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$H$2]/2/[.$H$3]*([.A25]-1))" office:value-type="float" office:value="13822" calcext:value-type="float">
            <text:p>13822</text:p>
          </table:table-cell>
          <table:table-cell table:formula="of:=[.E25]-AVERAGE([.I25:.M25])" office:value-type="float" office:value="-7.228" calcext:value-type="float">
            <text:p>-7.228</text:p>
          </table:table-cell>
          <table:table-cell table:number-columns-repeated="5"/>
          <table:table-cell office:value-type="float" office:value="3.67" calcext:value-type="float">
            <text:p>3.67</text:p>
          </table:table-cell>
          <table:table-cell office:value-type="float" office:value="4.09" calcext:value-type="float">
            <text:p>4.09</text:p>
          </table:table-cell>
          <table:table-cell office:value-type="float" office:value="17.09" calcext:value-type="float">
            <text:p>17.09</text:p>
          </table:table-cell>
          <table:table-cell office:value-type="float" office:value="3.93" calcext:value-type="float">
            <text:p>3.93</text:p>
          </table:table-cell>
          <table:table-cell office:value-type="float" office:value="7.36" calcext:value-type="float">
            <text:p>7.36</text:p>
          </table:table-cell>
          <table:table-cell/>
          <table:table-cell office:value-type="float" office:value="320.3695" calcext:value-type="float">
            <text:p>320.3695</text:p>
          </table:table-cell>
          <table:table-cell office:value-type="float" office:value="78.542" calcext:value-type="float">
            <text:p>78.542</text:p>
          </table:table-cell>
          <table:table-cell office:value-type="float" office:value="211.1208" calcext:value-type="float">
            <text:p>211.1208</text:p>
          </table:table-cell>
          <table:table-cell office:value-type="float" office:value="275.8027" calcext:value-type="float">
            <text:p>275.8027</text:p>
          </table:table-cell>
          <table:table-cell office:value-type="float" office:value="152.2855" calcext:value-type="float">
            <text:p>152.2855</text:p>
          </table:table-cell>
          <table:table-cell table:number-columns-repeated="2"/>
          <table:table-cell office:value-type="float" office:value="18.8235" calcext:value-type="float">
            <text:p>18.8235</text:p>
          </table:table-cell>
          <table:table-cell table:number-columns-repeated="2"/>
          <table:table-cell office:value-type="float" office:value="92.4399" calcext:value-type="float">
            <text:p>92.4399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$H$2]/2/[.$H$3]*([.A26]-1))" office:value-type="float" office:value="14423" calcext:value-type="float">
            <text:p>14423</text:p>
          </table:table-cell>
          <table:table-cell table:formula="of:=[.E26]-AVERAGE([.I26:.M26])" office:value-type="float" office:value="-5.958" calcext:value-type="float">
            <text:p>-5.958</text:p>
          </table:table-cell>
          <table:table-cell table:number-columns-repeated="5"/>
          <table:table-cell office:value-type="float" office:value="7.12" calcext:value-type="float">
            <text:p>7.12</text:p>
          </table:table-cell>
          <table:table-cell office:value-type="float" office:value="1.25" calcext:value-type="float">
            <text:p>1.25</text:p>
          </table:table-cell>
          <table:table-cell office:value-type="float" office:value="13.86" calcext:value-type="float">
            <text:p>13.86</text:p>
          </table:table-cell>
          <table:table-cell office:value-type="float" office:value="3.86" calcext:value-type="float">
            <text:p>3.86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197.3738" calcext:value-type="float">
            <text:p>197.3738</text:p>
          </table:table-cell>
          <table:table-cell office:value-type="float" office:value="106.841" calcext:value-type="float">
            <text:p>106.841</text:p>
          </table:table-cell>
          <table:table-cell office:value-type="float" office:value="113.7063" calcext:value-type="float">
            <text:p>113.7063</text:p>
          </table:table-cell>
          <table:table-cell office:value-type="float" office:value="143.1561" calcext:value-type="float">
            <text:p>143.1561</text:p>
          </table:table-cell>
          <table:table-cell office:value-type="float" office:value="114.146" calcext:value-type="float">
            <text:p>114.146</text:p>
          </table:table-cell>
          <table:table-cell table:number-columns-repeated="2"/>
          <table:table-cell office:value-type="float" office:value="13.1833" calcext:value-type="float">
            <text:p>13.1833</text:p>
          </table:table-cell>
          <table:table-cell table:number-columns-repeated="2"/>
          <table:table-cell office:value-type="float" office:value="100.8531" calcext:value-type="float">
            <text:p>100.8531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$H$2]/2/[.$H$3]*([.A27]-1))" office:value-type="float" office:value="15024" calcext:value-type="float">
            <text:p>15024</text:p>
          </table:table-cell>
          <table:table-cell table:formula="of:=[.E27]-AVERAGE([.I27:.M27])" office:value-type="float" office:value="-6.068" calcext:value-type="float">
            <text:p>-6.068</text:p>
          </table:table-cell>
          <table:table-cell table:number-columns-repeated="5"/>
          <table:table-cell office:value-type="float" office:value="4.94" calcext:value-type="float">
            <text:p>4.94</text:p>
          </table:table-cell>
          <table:table-cell office:value-type="float" office:value="4.88" calcext:value-type="float">
            <text:p>4.88</text:p>
          </table:table-cell>
          <table:table-cell office:value-type="float" office:value="13.82" calcext:value-type="float">
            <text:p>13.82</text:p>
          </table:table-cell>
          <table:table-cell office:value-type="float" office:value="3.97" calcext:value-type="float">
            <text:p>3.97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230.4234" calcext:value-type="float">
            <text:p>230.4234</text:p>
          </table:table-cell>
          <table:table-cell office:value-type="float" office:value="206.5782" calcext:value-type="float">
            <text:p>206.5782</text:p>
          </table:table-cell>
          <table:table-cell office:value-type="float" office:value="180.8549" calcext:value-type="float">
            <text:p>180.8549</text:p>
          </table:table-cell>
          <table:table-cell office:value-type="float" office:value="199.4539" calcext:value-type="float">
            <text:p>199.4539</text:p>
          </table:table-cell>
          <table:table-cell office:value-type="float" office:value="206.2438" calcext:value-type="float">
            <text:p>206.2438</text:p>
          </table:table-cell>
          <table:table-cell table:number-columns-repeated="2"/>
          <table:table-cell office:value-type="float" office:value="6.8693" calcext:value-type="float">
            <text:p>6.8693</text:p>
          </table:table-cell>
          <table:table-cell table:number-columns-repeated="2"/>
          <table:table-cell office:value-type="float" office:value="91.3147" calcext:value-type="float">
            <text:p>91.3147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$H$2]/2/[.$H$3]*([.A28]-1))" office:value-type="float" office:value="15625" calcext:value-type="float">
            <text:p>15625</text:p>
          </table:table-cell>
          <table:table-cell table:formula="of:=[.E28]-AVERAGE([.I28:.M28])" office:value-type="float" office:value="-4.932" calcext:value-type="float">
            <text:p>-4.932</text:p>
          </table:table-cell>
          <table:table-cell table:number-columns-repeated="5"/>
          <table:table-cell office:value-type="float" office:value="3.32" calcext:value-type="float">
            <text:p>3.32</text:p>
          </table:table-cell>
          <table:table-cell office:value-type="float" office:value="3.69" calcext:value-type="float">
            <text:p>3.69</text:p>
          </table:table-cell>
          <table:table-cell office:value-type="float" office:value="11.28" calcext:value-type="float">
            <text:p>11.28</text:p>
          </table:table-cell>
          <table:table-cell office:value-type="float" office:value="4.12" calcext:value-type="float">
            <text:p>4.12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230.9565" calcext:value-type="float">
            <text:p>230.9565</text:p>
          </table:table-cell>
          <table:table-cell office:value-type="float" office:value="142.6082" calcext:value-type="float">
            <text:p>142.6082</text:p>
          </table:table-cell>
          <table:table-cell office:value-type="float" office:value="144.0825" calcext:value-type="float">
            <text:p>144.0825</text:p>
          </table:table-cell>
          <table:table-cell office:value-type="float" office:value="194.3556" calcext:value-type="float">
            <text:p>194.3556</text:p>
          </table:table-cell>
          <table:table-cell office:value-type="float" office:value="158.2433" calcext:value-type="float">
            <text:p>158.2433</text:p>
          </table:table-cell>
          <table:table-cell table:number-columns-repeated="2"/>
          <table:table-cell office:value-type="float" office:value="14.8601" calcext:value-type="float">
            <text:p>14.8601</text:p>
          </table:table-cell>
          <table:table-cell table:number-columns-repeated="2"/>
          <table:table-cell office:value-type="float" office:value="67.3335" calcext:value-type="float">
            <text:p>67.3335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$H$2]/2/[.$H$3]*([.A29]-1))" office:value-type="float" office:value="16226" calcext:value-type="float">
            <text:p>16226</text:p>
          </table:table-cell>
          <table:table-cell table:formula="of:=[.E29]-AVERAGE([.I29:.M29])" office:value-type="float" office:value="-2.448" calcext:value-type="float">
            <text:p>-2.448</text:p>
          </table:table-cell>
          <table:table-cell table:number-columns-repeated="5"/>
          <table:table-cell office:value-type="float" office:value="2.29" calcext:value-type="float">
            <text:p>2.29</text:p>
          </table:table-cell>
          <table:table-cell office:value-type="float" office:value="2.86" calcext:value-type="float">
            <text:p>2.86</text:p>
          </table:table-cell>
          <table:table-cell office:value-type="float" office:value="3.04" calcext:value-type="float">
            <text:p>3.04</text:p>
          </table:table-cell>
          <table:table-cell office:value-type="float" office:value="2.84" calcext:value-type="float">
            <text:p>2.84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370.3912" calcext:value-type="float">
            <text:p>370.3912</text:p>
          </table:table-cell>
          <table:table-cell office:value-type="float" office:value="155.2925" calcext:value-type="float">
            <text:p>155.2925</text:p>
          </table:table-cell>
          <table:table-cell office:value-type="float" office:value="328.0394" calcext:value-type="float">
            <text:p>328.0394</text:p>
          </table:table-cell>
          <table:table-cell office:value-type="float" office:value="226.0411" calcext:value-type="float">
            <text:p>226.0411</text:p>
          </table:table-cell>
          <table:table-cell office:value-type="float" office:value="133.1949" calcext:value-type="float">
            <text:p>133.1949</text:p>
          </table:table-cell>
          <table:table-cell table:number-columns-repeated="2"/>
          <table:table-cell office:value-type="float" office:value="8.2716" calcext:value-type="float">
            <text:p>8.2716</text:p>
          </table:table-cell>
          <table:table-cell table:number-columns-repeated="2"/>
          <table:table-cell office:value-type="float" office:value="199.8459" calcext:value-type="float">
            <text:p>199.8459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$H$2]/2/[.$H$3]*([.A30]-1))" office:value-type="float" office:value="16827" calcext:value-type="float">
            <text:p>16827</text:p>
          </table:table-cell>
          <table:table-cell table:formula="of:=[.E30]-AVERAGE([.I30:.M30])" office:value-type="float" office:value="-3.978" calcext:value-type="float">
            <text:p>-3.978</text:p>
          </table:table-cell>
          <table:table-cell table:number-columns-repeated="5"/>
          <table:table-cell office:value-type="float" office:value="2.73" calcext:value-type="float">
            <text:p>2.73</text:p>
          </table:table-cell>
          <table:table-cell office:value-type="float" office:value="3.02" calcext:value-type="float">
            <text:p>3.02</text:p>
          </table:table-cell>
          <table:table-cell office:value-type="float" office:value="9.37" calcext:value-type="float">
            <text:p>9.37</text:p>
          </table:table-cell>
          <table:table-cell office:value-type="float" office:value="2.31" calcext:value-type="float">
            <text:p>2.31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213.2756" calcext:value-type="float">
            <text:p>213.2756</text:p>
          </table:table-cell>
          <table:table-cell office:value-type="float" office:value="142.3395" calcext:value-type="float">
            <text:p>142.3395</text:p>
          </table:table-cell>
          <table:table-cell office:value-type="float" office:value="172.0569" calcext:value-type="float">
            <text:p>172.0569</text:p>
          </table:table-cell>
          <table:table-cell office:value-type="float" office:value="147.5828" calcext:value-type="float">
            <text:p>147.5828</text:p>
          </table:table-cell>
          <table:table-cell office:value-type="float" office:value="136.7756" calcext:value-type="float">
            <text:p>136.7756</text:p>
          </table:table-cell>
          <table:table-cell table:number-columns-repeated="2"/>
          <table:table-cell office:value-type="float" office:value="27.2158" calcext:value-type="float">
            <text:p>27.2158</text:p>
          </table:table-cell>
          <table:table-cell table:number-columns-repeated="2"/>
          <table:table-cell office:value-type="float" office:value="108.5462" calcext:value-type="float">
            <text:p>108.5462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$H$2]/2/[.$H$3]*([.A31]-1))" office:value-type="float" office:value="17428" calcext:value-type="float">
            <text:p>17428</text:p>
          </table:table-cell>
          <table:table-cell table:formula="of:=[.E31]-AVERAGE([.I31:.M31])" office:value-type="float" office:value="-4.756" calcext:value-type="float">
            <text:p>-4.756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</text:p>
          </table:table-cell>
          <table:table-cell office:value-type="float" office:value="2.24" calcext:value-type="float">
            <text:p>2.24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337.9409" calcext:value-type="float">
            <text:p>337.9409</text:p>
          </table:table-cell>
          <table:table-cell office:value-type="float" office:value="227.9855" calcext:value-type="float">
            <text:p>227.9855</text:p>
          </table:table-cell>
          <table:table-cell office:value-type="float" office:value="177.8907" calcext:value-type="float">
            <text:p>177.8907</text:p>
          </table:table-cell>
          <table:table-cell office:value-type="float" office:value="167.8721" calcext:value-type="float">
            <text:p>167.8721</text:p>
          </table:table-cell>
          <table:table-cell office:value-type="float" office:value="150.2613" calcext:value-type="float">
            <text:p>150.2613</text:p>
          </table:table-cell>
          <table:table-cell table:number-columns-repeated="2"/>
          <table:table-cell office:value-type="float" office:value="53.7383" calcext:value-type="float">
            <text:p>53.7383</text:p>
          </table:table-cell>
          <table:table-cell table:number-columns-repeated="2"/>
          <table:table-cell office:value-type="float" office:value="70.2428" calcext:value-type="float">
            <text:p>70.2428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$H$2]/2/[.$H$3]*([.A32]-1))" office:value-type="float" office:value="18029" calcext:value-type="float">
            <text:p>18029</text:p>
          </table:table-cell>
          <table:table-cell table:formula="of:=[.E32]-AVERAGE([.I32:.M32])" office:value-type="float" office:value="-4.14" calcext:value-type="float">
            <text:p>-4.14</text:p>
          </table:table-cell>
          <table:table-cell table:number-columns-repeated="5"/>
          <table:table-cell office:value-type="float" office:value="4.27" calcext:value-type="float">
            <text:p>4.27</text:p>
          </table:table-cell>
          <table:table-cell office:value-type="float" office:value="1.62" calcext:value-type="float">
            <text:p>1.62</text:p>
          </table:table-cell>
          <table:table-cell office:value-type="float" office:value="5.1" calcext:value-type="float">
            <text:p>5.1</text:p>
          </table:table-cell>
          <table:table-cell office:value-type="float" office:value="4.77" calcext:value-type="float">
            <text:p>4.77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296.7383" calcext:value-type="float">
            <text:p>296.7383</text:p>
          </table:table-cell>
          <table:table-cell office:value-type="float" office:value="185.9716" calcext:value-type="float">
            <text:p>185.9716</text:p>
          </table:table-cell>
          <table:table-cell office:value-type="float" office:value="129.5128" calcext:value-type="float">
            <text:p>129.5128</text:p>
          </table:table-cell>
          <table:table-cell office:value-type="float" office:value="196.8621" calcext:value-type="float">
            <text:p>196.8621</text:p>
          </table:table-cell>
          <table:table-cell office:value-type="float" office:value="153.2337" calcext:value-type="float">
            <text:p>153.2337</text:p>
          </table:table-cell>
          <table:table-cell table:number-columns-repeated="2"/>
          <table:table-cell office:value-type="float" office:value="20.2715" calcext:value-type="float">
            <text:p>20.2715</text:p>
          </table:table-cell>
          <table:table-cell table:number-columns-repeated="2"/>
          <table:table-cell office:value-type="float" office:value="55.8917" calcext:value-type="float">
            <text:p>55.8917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$H$2]/2/[.$H$3]*([.A33]-1))" office:value-type="float" office:value="18630" calcext:value-type="float">
            <text:p>18630</text:p>
          </table:table-cell>
          <table:table-cell table:formula="of:=[.E33]-AVERAGE([.I33:.M33])" office:value-type="float" office:value="-6.822" calcext:value-type="float">
            <text:p>-6.822</text:p>
          </table:table-cell>
          <table:table-cell table:number-columns-repeated="5"/>
          <table:table-cell office:value-type="float" office:value="8.46" calcext:value-type="float">
            <text:p>8.46</text:p>
          </table:table-cell>
          <table:table-cell office:value-type="float" office:value="0.71" calcext:value-type="float">
            <text:p>0.71</text:p>
          </table:table-cell>
          <table:table-cell office:value-type="float" office:value="17.61" calcext:value-type="float">
            <text:p>17.61</text:p>
          </table:table-cell>
          <table:table-cell office:value-type="float" office:value="5.29" calcext:value-type="float">
            <text:p>5.29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302.7312" calcext:value-type="float">
            <text:p>302.7312</text:p>
          </table:table-cell>
          <table:table-cell office:value-type="float" office:value="148.8132" calcext:value-type="float">
            <text:p>148.8132</text:p>
          </table:table-cell>
          <table:table-cell office:value-type="float" office:value="320.7654" calcext:value-type="float">
            <text:p>320.7654</text:p>
          </table:table-cell>
          <table:table-cell office:value-type="float" office:value="165.5037" calcext:value-type="float">
            <text:p>165.5037</text:p>
          </table:table-cell>
          <table:table-cell office:value-type="float" office:value="127.9769" calcext:value-type="float">
            <text:p>127.9769</text:p>
          </table:table-cell>
          <table:table-cell table:number-columns-repeated="2"/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float" office:value="44.6089" calcext:value-type="float">
            <text:p>44.6089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$H$2]/2/[.$H$3]*([.A34]-1))" office:value-type="float" office:value="19231" calcext:value-type="float">
            <text:p>19231</text:p>
          </table:table-cell>
          <table:table-cell table:formula="of:=[.E34]-AVERAGE([.I34:.M34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23.9314" calcext:value-type="float">
            <text:p>223.9314</text:p>
          </table:table-cell>
          <table:table-cell office:value-type="float" office:value="158.8208" calcext:value-type="float">
            <text:p>158.8208</text:p>
          </table:table-cell>
          <table:table-cell office:value-type="float" office:value="155.4543" calcext:value-type="float">
            <text:p>155.4543</text:p>
          </table:table-cell>
          <table:table-cell office:value-type="float" office:value="181.1532" calcext:value-type="float">
            <text:p>181.1532</text:p>
          </table:table-cell>
          <table:table-cell office:value-type="float" office:value="168.949" calcext:value-type="float">
            <text:p>168.949</text:p>
          </table:table-cell>
          <table:table-cell table:number-columns-repeated="2"/>
          <table:table-cell office:value-type="float" office:value="15.4767" calcext:value-type="float">
            <text:p>15.4767</text:p>
          </table:table-cell>
          <table:table-cell table:number-columns-repeated="2"/>
          <table:table-cell office:value-type="float" office:value="175.3978" calcext:value-type="float">
            <text:p>175.397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$H$2]/2/[.$H$3]*([.A35]-1))" office:value-type="float" office:value="19832" calcext:value-type="float">
            <text:p>19832</text:p>
          </table:table-cell>
          <table:table-cell table:formula="of:=[.E35]-AVERAGE([.I35:.M35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41.8938" calcext:value-type="float">
            <text:p>141.8938</text:p>
          </table:table-cell>
          <table:table-cell office:value-type="float" office:value="126.5814" calcext:value-type="float">
            <text:p>126.5814</text:p>
          </table:table-cell>
          <table:table-cell office:value-type="float" office:value="102.9285" calcext:value-type="float">
            <text:p>102.9285</text:p>
          </table:table-cell>
          <table:table-cell office:value-type="float" office:value="203.9644" calcext:value-type="float">
            <text:p>203.9644</text:p>
          </table:table-cell>
          <table:table-cell office:value-type="float" office:value="201.6885" calcext:value-type="float">
            <text:p>201.6885</text:p>
          </table:table-cell>
          <table:table-cell table:number-columns-repeated="2"/>
          <table:table-cell office:value-type="float" office:value="10.9696" calcext:value-type="float">
            <text:p>10.9696</text:p>
          </table:table-cell>
          <table:table-cell table:number-columns-repeated="2"/>
          <table:table-cell office:value-type="float" office:value="241.9224" calcext:value-type="float">
            <text:p>241.922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$H$2]/2/[.$H$3]*([.A36]-1))" office:value-type="float" office:value="20433" calcext:value-type="float">
            <text:p>20433</text:p>
          </table:table-cell>
          <table:table-cell table:formula="of:=[.E36]-AVERAGE([.I36:.M36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27.4977" calcext:value-type="float">
            <text:p>227.4977</text:p>
          </table:table-cell>
          <table:table-cell office:value-type="float" office:value="149.1441" calcext:value-type="float">
            <text:p>149.1441</text:p>
          </table:table-cell>
          <table:table-cell office:value-type="float" office:value="236.9829" calcext:value-type="float">
            <text:p>236.9829</text:p>
          </table:table-cell>
          <table:table-cell office:value-type="float" office:value="215.5402" calcext:value-type="float">
            <text:p>215.5402</text:p>
          </table:table-cell>
          <table:table-cell office:value-type="float" office:value="184.4131" calcext:value-type="float">
            <text:p>184.4131</text:p>
          </table:table-cell>
          <table:table-cell table:number-columns-repeated="2"/>
          <table:table-cell office:value-type="float" office:value="72.9425" calcext:value-type="float">
            <text:p>72.9425</text:p>
          </table:table-cell>
          <table:table-cell table:number-columns-repeated="2"/>
          <table:table-cell office:value-type="float" office:value="317.0226" calcext:value-type="float">
            <text:p>317.022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$H$2]/2/[.$H$3]*([.A37]-1))" office:value-type="float" office:value="21034" calcext:value-type="float">
            <text:p>21034</text:p>
          </table:table-cell>
          <table:table-cell table:formula="of:=[.E37]-AVERAGE([.I37:.M37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0.6603" calcext:value-type="float">
            <text:p>290.6603</text:p>
          </table:table-cell>
          <table:table-cell office:value-type="float" office:value="133.4354" calcext:value-type="float">
            <text:p>133.4354</text:p>
          </table:table-cell>
          <table:table-cell office:value-type="float" office:value="96.1106" calcext:value-type="float">
            <text:p>96.1106</text:p>
          </table:table-cell>
          <table:table-cell office:value-type="float" office:value="140.3378" calcext:value-type="float">
            <text:p>140.3378</text:p>
          </table:table-cell>
          <table:table-cell office:value-type="float" office:value="149.9013" calcext:value-type="float">
            <text:p>149.9013</text:p>
          </table:table-cell>
          <table:table-cell table:number-columns-repeated="2"/>
          <table:table-cell office:value-type="float" office:value="523.0202" calcext:value-type="float">
            <text:p>523.0202</text:p>
          </table:table-cell>
          <table:table-cell table:number-columns-repeated="2"/>
          <table:table-cell office:value-type="float" office:value="177.3431" calcext:value-type="float">
            <text:p>177.343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$H$2]/2/[.$H$3]*([.A38]-1))" office:value-type="float" office:value="21635" calcext:value-type="float">
            <text:p>21635</text:p>
          </table:table-cell>
          <table:table-cell table:formula="of:=[.E38]-AVERAGE([.I38:.M38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2.1209" calcext:value-type="float">
            <text:p>242.1209</text:p>
          </table:table-cell>
          <table:table-cell office:value-type="float" office:value="162.0519" calcext:value-type="float">
            <text:p>162.0519</text:p>
          </table:table-cell>
          <table:table-cell office:value-type="float" office:value="182.4786" calcext:value-type="float">
            <text:p>182.4786</text:p>
          </table:table-cell>
          <table:table-cell office:value-type="float" office:value="177.383" calcext:value-type="float">
            <text:p>177.383</text:p>
          </table:table-cell>
          <table:table-cell office:value-type="float" office:value="155.6238" calcext:value-type="float">
            <text:p>155.6238</text:p>
          </table:table-cell>
          <table:table-cell table:number-columns-repeated="2"/>
          <table:table-cell office:value-type="float" office:value="1046.5245" calcext:value-type="float">
            <text:p>1046.5245</text:p>
          </table:table-cell>
          <table:table-cell table:number-columns-repeated="2"/>
          <table:table-cell office:value-type="float" office:value="177.2203" calcext:value-type="float">
            <text:p>177.220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$H$2]/2/[.$H$3]*([.A39]-1))" office:value-type="float" office:value="22236" calcext:value-type="float">
            <text:p>22236</text:p>
          </table:table-cell>
          <table:table-cell table:formula="of:=[.E39]-AVERAGE([.I39:.M39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8.2295" calcext:value-type="float">
            <text:p>158.2295</text:p>
          </table:table-cell>
          <table:table-cell office:value-type="float" office:value="153.7221" calcext:value-type="float">
            <text:p>153.7221</text:p>
          </table:table-cell>
          <table:table-cell office:value-type="float" office:value="164.4491" calcext:value-type="float">
            <text:p>164.4491</text:p>
          </table:table-cell>
          <table:table-cell office:value-type="float" office:value="151.5064" calcext:value-type="float">
            <text:p>151.5064</text:p>
          </table:table-cell>
          <table:table-cell office:value-type="float" office:value="163.2774" calcext:value-type="float">
            <text:p>163.2774</text:p>
          </table:table-cell>
          <table:table-cell table:number-columns-repeated="2"/>
          <table:table-cell office:value-type="float" office:value="386.9934" calcext:value-type="float">
            <text:p>386.9934</text:p>
          </table:table-cell>
          <table:table-cell table:number-columns-repeated="2"/>
          <table:table-cell office:value-type="float" office:value="68.8419" calcext:value-type="float">
            <text:p>68.841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$H$2]/2/[.$H$3]*([.A40]-1))" office:value-type="float" office:value="22837" calcext:value-type="float">
            <text:p>22837</text:p>
          </table:table-cell>
          <table:table-cell table:formula="of:=[.E40]-AVERAGE([.I40:.M40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33.6191" calcext:value-type="float">
            <text:p>233.6191</text:p>
          </table:table-cell>
          <table:table-cell office:value-type="float" office:value="164.156" calcext:value-type="float">
            <text:p>164.156</text:p>
          </table:table-cell>
          <table:table-cell office:value-type="float" office:value="204.442" calcext:value-type="float">
            <text:p>204.442</text:p>
          </table:table-cell>
          <table:table-cell office:value-type="float" office:value="219.1207" calcext:value-type="float">
            <text:p>219.1207</text:p>
          </table:table-cell>
          <table:table-cell office:value-type="float" office:value="186.4387" calcext:value-type="float">
            <text:p>186.4387</text:p>
          </table:table-cell>
          <table:table-cell table:number-columns-repeated="2"/>
          <table:table-cell office:value-type="float" office:value="48.9241" calcext:value-type="float">
            <text:p>48.9241</text:p>
          </table:table-cell>
          <table:table-cell table:number-columns-repeated="2"/>
          <table:table-cell office:value-type="float" office:value="644.0294" calcext:value-type="float">
            <text:p>644.029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$H$2]/2/[.$H$3]*([.A41]-1))" office:value-type="float" office:value="23438" calcext:value-type="float">
            <text:p>23438</text:p>
          </table:table-cell>
          <table:table-cell table:formula="of:=[.E41]-AVERAGE([.I41:.M41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23.0023" calcext:value-type="float">
            <text:p>323.0023</text:p>
          </table:table-cell>
          <table:table-cell office:value-type="float" office:value="108.5055" calcext:value-type="float">
            <text:p>108.5055</text:p>
          </table:table-cell>
          <table:table-cell office:value-type="float" office:value="55.9458" calcext:value-type="float">
            <text:p>55.9458</text:p>
          </table:table-cell>
          <table:table-cell office:value-type="float" office:value="192.1533" calcext:value-type="float">
            <text:p>192.1533</text:p>
          </table:table-cell>
          <table:table-cell office:value-type="float" office:value="78.161" calcext:value-type="float">
            <text:p>78.161</text:p>
          </table:table-cell>
          <table:table-cell table:number-columns-repeated="2"/>
          <table:table-cell office:value-type="float" office:value="18.2356" calcext:value-type="float">
            <text:p>18.2356</text:p>
          </table:table-cell>
          <table:table-cell table:number-columns-repeated="2"/>
          <table:table-cell office:value-type="float" office:value="691.3264" calcext:value-type="float">
            <text:p>691.326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$H$2]/2/[.$H$3]*([.A42]-1))" office:value-type="float" office:value="24039" calcext:value-type="float">
            <text:p>24039</text:p>
          </table:table-cell>
          <table:table-cell table:formula="of:=[.E42]-AVERAGE([.I42:.M42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5.001" calcext:value-type="float">
            <text:p>245.001</text:p>
          </table:table-cell>
          <table:table-cell office:value-type="float" office:value="185.1302" calcext:value-type="float">
            <text:p>185.1302</text:p>
          </table:table-cell>
          <table:table-cell office:value-type="float" office:value="180.4037" calcext:value-type="float">
            <text:p>180.4037</text:p>
          </table:table-cell>
          <table:table-cell office:value-type="float" office:value="205.2485" calcext:value-type="float">
            <text:p>205.2485</text:p>
          </table:table-cell>
          <table:table-cell office:value-type="float" office:value="181.2262" calcext:value-type="float">
            <text:p>181.2262</text:p>
          </table:table-cell>
          <table:table-cell table:number-columns-repeated="2"/>
          <table:table-cell office:value-type="float" office:value="16.479" calcext:value-type="float">
            <text:p>16.479</text:p>
          </table:table-cell>
          <table:table-cell table:number-columns-repeated="2"/>
          <table:table-cell office:value-type="float" office:value="572.9883" calcext:value-type="float">
            <text:p>572.988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$H$2]/2/[.$H$3]*([.A43]-1))" office:value-type="float" office:value="24640" calcext:value-type="float">
            <text:p>24640</text:p>
          </table:table-cell>
          <table:table-cell table:formula="of:=[.E43]-AVERAGE([.I43:.M43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9.2305" calcext:value-type="float">
            <text:p>89.2305</text:p>
          </table:table-cell>
          <table:table-cell office:value-type="float" office:value="146.0142" calcext:value-type="float">
            <text:p>146.0142</text:p>
          </table:table-cell>
          <table:table-cell office:value-type="float" office:value="44.5539" calcext:value-type="float">
            <text:p>44.5539</text:p>
          </table:table-cell>
          <table:table-cell office:value-type="float" office:value="70.6157" calcext:value-type="float">
            <text:p>70.6157</text:p>
          </table:table-cell>
          <table:table-cell office:value-type="float" office:value="161.3168" calcext:value-type="float">
            <text:p>161.3168</text:p>
          </table:table-cell>
          <table:table-cell table:number-columns-repeated="2"/>
          <table:table-cell office:value-type="float" office:value="4.5036" calcext:value-type="float">
            <text:p>4.5036</text:p>
          </table:table-cell>
          <table:table-cell table:number-columns-repeated="2"/>
          <table:table-cell office:value-type="float" office:value="200.1727" calcext:value-type="float">
            <text:p>200.172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$H$2]/2/[.$H$3]*([.A44]-1))" office:value-type="float" office:value="25241" calcext:value-type="float">
            <text:p>25241</text:p>
          </table:table-cell>
          <table:table-cell table:formula="of:=[.E44]-AVERAGE([.I44:.M44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0.8657" calcext:value-type="float">
            <text:p>310.8657</text:p>
          </table:table-cell>
          <table:table-cell office:value-type="float" office:value="191.1279" calcext:value-type="float">
            <text:p>191.1279</text:p>
          </table:table-cell>
          <table:table-cell office:value-type="float" office:value="161.2524" calcext:value-type="float">
            <text:p>161.2524</text:p>
          </table:table-cell>
          <table:table-cell office:value-type="float" office:value="179.464" calcext:value-type="float">
            <text:p>179.464</text:p>
          </table:table-cell>
          <table:table-cell office:value-type="float" office:value="195.4861" calcext:value-type="float">
            <text:p>195.4861</text:p>
          </table:table-cell>
          <table:table-cell table:number-columns-repeated="2"/>
          <table:table-cell office:value-type="float" office:value="2.0541" calcext:value-type="float">
            <text:p>2.0541</text:p>
          </table:table-cell>
          <table:table-cell table:number-columns-repeated="2"/>
          <table:table-cell office:value-type="float" office:value="205.7135" calcext:value-type="float">
            <text:p>205.713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$H$2]/2/[.$H$3]*([.A45]-1))" office:value-type="float" office:value="25842" calcext:value-type="float">
            <text:p>25842</text:p>
          </table:table-cell>
          <table:table-cell table:formula="of:=[.E45]-AVERAGE([.I45:.M45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0.4778" calcext:value-type="float">
            <text:p>150.4778</text:p>
          </table:table-cell>
          <table:table-cell office:value-type="float" office:value="287.9747" calcext:value-type="float">
            <text:p>287.9747</text:p>
          </table:table-cell>
          <table:table-cell office:value-type="float" office:value="99.7251" calcext:value-type="float">
            <text:p>99.7251</text:p>
          </table:table-cell>
          <table:table-cell office:value-type="float" office:value="245.4239" calcext:value-type="float">
            <text:p>245.4239</text:p>
          </table:table-cell>
          <table:table-cell office:value-type="float" office:value="121.3408" calcext:value-type="float">
            <text:p>121.3408</text:p>
          </table:table-cell>
          <table:table-cell table:number-columns-repeated="2"/>
          <table:table-cell office:value-type="float" office:value="11.9101" calcext:value-type="float">
            <text:p>11.9101</text:p>
          </table:table-cell>
          <table:table-cell table:number-columns-repeated="2"/>
          <table:table-cell office:value-type="float" office:value="105.9225" calcext:value-type="float">
            <text:p>105.9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$H$2]/2/[.$H$3]*([.A46]-1))" office:value-type="float" office:value="26443" calcext:value-type="float">
            <text:p>26443</text:p>
          </table:table-cell>
          <table:table-cell table:formula="of:=[.E46]-AVERAGE([.I46:.M46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63.1971" calcext:value-type="float">
            <text:p>263.1971</text:p>
          </table:table-cell>
          <table:table-cell office:value-type="float" office:value="204.424" calcext:value-type="float">
            <text:p>204.424</text:p>
          </table:table-cell>
          <table:table-cell office:value-type="float" office:value="197.9407" calcext:value-type="float">
            <text:p>197.9407</text:p>
          </table:table-cell>
          <table:table-cell office:value-type="float" office:value="231.6661" calcext:value-type="float">
            <text:p>231.6661</text:p>
          </table:table-cell>
          <table:table-cell office:value-type="float" office:value="202.1479" calcext:value-type="float">
            <text:p>202.1479</text:p>
          </table:table-cell>
          <table:table-cell table:number-columns-repeated="2"/>
          <table:table-cell office:value-type="float" office:value="10.6836" calcext:value-type="float">
            <text:p>10.6836</text:p>
          </table:table-cell>
          <table:table-cell table:number-columns-repeated="2"/>
          <table:table-cell office:value-type="float" office:value="236.0521" calcext:value-type="float">
            <text:p>236.052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$H$2]/2/[.$H$3]*([.A47]-1))" office:value-type="float" office:value="27044" calcext:value-type="float">
            <text:p>27044</text:p>
          </table:table-cell>
          <table:table-cell table:formula="of:=[.E47]-AVERAGE([.I47:.M47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13.4613" calcext:value-type="float">
            <text:p>213.4613</text:p>
          </table:table-cell>
          <table:table-cell office:value-type="float" office:value="189.047" calcext:value-type="float">
            <text:p>189.047</text:p>
          </table:table-cell>
          <table:table-cell office:value-type="float" office:value="140.5485" calcext:value-type="float">
            <text:p>140.5485</text:p>
          </table:table-cell>
          <table:table-cell office:value-type="float" office:value="203.981" calcext:value-type="float">
            <text:p>203.981</text:p>
          </table:table-cell>
          <table:table-cell office:value-type="float" office:value="219.6957" calcext:value-type="float">
            <text:p>219.6957</text:p>
          </table:table-cell>
          <table:table-cell table:number-columns-repeated="2"/>
          <table:table-cell office:value-type="float" office:value="2.1068" calcext:value-type="float">
            <text:p>2.1068</text:p>
          </table:table-cell>
          <table:table-cell table:number-columns-repeated="2"/>
          <table:table-cell office:value-type="float" office:value="212.56" calcext:value-type="float">
            <text:p>212.5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$H$2]/2/[.$H$3]*([.A48]-1))" office:value-type="float" office:value="27645" calcext:value-type="float">
            <text:p>27645</text:p>
          </table:table-cell>
          <table:table-cell table:formula="of:=[.E48]-AVERAGE([.I48:.M48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40.2297" calcext:value-type="float">
            <text:p>340.2297</text:p>
          </table:table-cell>
          <table:table-cell office:value-type="float" office:value="267.0187" calcext:value-type="float">
            <text:p>267.0187</text:p>
          </table:table-cell>
          <table:table-cell office:value-type="float" office:value="171.4899" calcext:value-type="float">
            <text:p>171.4899</text:p>
          </table:table-cell>
          <table:table-cell office:value-type="float" office:value="270.3038" calcext:value-type="float">
            <text:p>270.3038</text:p>
          </table:table-cell>
          <table:table-cell office:value-type="float" office:value="240.4411" calcext:value-type="float">
            <text:p>240.4411</text:p>
          </table:table-cell>
          <table:table-cell table:number-columns-repeated="2"/>
          <table:table-cell office:value-type="float" office:value="6.9795" calcext:value-type="float">
            <text:p>6.9795</text:p>
          </table:table-cell>
          <table:table-cell table:number-columns-repeated="2"/>
          <table:table-cell office:value-type="float" office:value="198.9853" calcext:value-type="float">
            <text:p>198.985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$H$2]/2/[.$H$3]*([.A49]-1))" office:value-type="float" office:value="28246" calcext:value-type="float">
            <text:p>28246</text:p>
          </table:table-cell>
          <table:table-cell table:formula="of:=[.E49]-AVERAGE([.I49:.M49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7.2844" calcext:value-type="float">
            <text:p>67.2844</text:p>
          </table:table-cell>
          <table:table-cell office:value-type="float" office:value="32.8478" calcext:value-type="float">
            <text:p>32.8478</text:p>
          </table:table-cell>
          <table:table-cell office:value-type="float" office:value="95.1499" calcext:value-type="float">
            <text:p>95.1499</text:p>
          </table:table-cell>
          <table:table-cell office:value-type="float" office:value="158.7472" calcext:value-type="float">
            <text:p>158.7472</text:p>
          </table:table-cell>
          <table:table-cell office:value-type="float" office:value="168.797" calcext:value-type="float">
            <text:p>168.797</text:p>
          </table:table-cell>
          <table:table-cell table:number-columns-repeated="2"/>
          <table:table-cell office:value-type="float" office:value="1.8508" calcext:value-type="float">
            <text:p>1.8508</text:p>
          </table:table-cell>
          <table:table-cell table:number-columns-repeated="2"/>
          <table:table-cell office:value-type="float" office:value="175.7243" calcext:value-type="float">
            <text:p>175.724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$H$2]/2/[.$H$3]*([.A50]-1))" office:value-type="float" office:value="28847" calcext:value-type="float">
            <text:p>28847</text:p>
          </table:table-cell>
          <table:table-cell table:formula="of:=[.E50]-AVERAGE([.I50:.M50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93.9588" calcext:value-type="float">
            <text:p>293.9588</text:p>
          </table:table-cell>
          <table:table-cell office:value-type="float" office:value="209.8801" calcext:value-type="float">
            <text:p>209.8801</text:p>
          </table:table-cell>
          <table:table-cell office:value-type="float" office:value="185.3509" calcext:value-type="float">
            <text:p>185.3509</text:p>
          </table:table-cell>
          <table:table-cell office:value-type="float" office:value="225.9464" calcext:value-type="float">
            <text:p>225.9464</text:p>
          </table:table-cell>
          <table:table-cell office:value-type="float" office:value="209.1047" calcext:value-type="float">
            <text:p>209.1047</text:p>
          </table:table-cell>
          <table:table-cell table:number-columns-repeated="2"/>
          <table:table-cell office:value-type="float" office:value="13.2809" calcext:value-type="float">
            <text:p>13.2809</text:p>
          </table:table-cell>
          <table:table-cell table:number-columns-repeated="2"/>
          <table:table-cell office:value-type="float" office:value="28.6107" calcext:value-type="float">
            <text:p>28.610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$H$2]/2/[.$H$3]*([.A51]-1))" office:value-type="float" office:value="29447" calcext:value-type="float">
            <text:p>29447</text:p>
          </table:table-cell>
          <table:table-cell table:formula="of:=[.E51]-AVERAGE([.I51:.M51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40.1296" calcext:value-type="float">
            <text:p>140.1296</text:p>
          </table:table-cell>
          <table:table-cell office:value-type="float" office:value="76.6078" calcext:value-type="float">
            <text:p>76.6078</text:p>
          </table:table-cell>
          <table:table-cell office:value-type="float" office:value="111.9872" calcext:value-type="float">
            <text:p>111.9872</text:p>
          </table:table-cell>
          <table:table-cell office:value-type="float" office:value="98.2262" calcext:value-type="float">
            <text:p>98.2262</text:p>
          </table:table-cell>
          <table:table-cell office:value-type="float" office:value="38.6849" calcext:value-type="float">
            <text:p>38.6849</text:p>
          </table:table-cell>
          <table:table-cell table:number-columns-repeated="2"/>
          <table:table-cell office:value-type="float" office:value="4.6224" calcext:value-type="float">
            <text:p>4.6224</text:p>
          </table:table-cell>
          <table:table-cell table:number-columns-repeated="2"/>
          <table:table-cell office:value-type="float" office:value="123.0937" calcext:value-type="float">
            <text:p>123.093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$H$2]/2/[.$H$3]*([.A52]-1))" office:value-type="float" office:value="30048" calcext:value-type="float">
            <text:p>30048</text:p>
          </table:table-cell>
          <table:table-cell table:formula="of:=[.E52]-AVERAGE([.I52:.M52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9.3301" calcext:value-type="float">
            <text:p>319.3301</text:p>
          </table:table-cell>
          <table:table-cell office:value-type="float" office:value="202.7907" calcext:value-type="float">
            <text:p>202.7907</text:p>
          </table:table-cell>
          <table:table-cell office:value-type="float" office:value="223.5428" calcext:value-type="float">
            <text:p>223.5428</text:p>
          </table:table-cell>
          <table:table-cell office:value-type="float" office:value="208.1618" calcext:value-type="float">
            <text:p>208.1618</text:p>
          </table:table-cell>
          <table:table-cell office:value-type="float" office:value="262.2944" calcext:value-type="float">
            <text:p>262.2944</text:p>
          </table:table-cell>
          <table:table-cell table:number-columns-repeated="2"/>
          <table:table-cell office:value-type="float" office:value="55.0386" calcext:value-type="float">
            <text:p>55.0386</text:p>
          </table:table-cell>
          <table:table-cell table:number-columns-repeated="2"/>
          <table:table-cell office:value-type="float" office:value="102.2862" calcext:value-type="float">
            <text:p>102.286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$H$2]/2/[.$H$3]*([.A53]-1))" office:value-type="float" office:value="30649" calcext:value-type="float">
            <text:p>30649</text:p>
          </table:table-cell>
          <table:table-cell table:formula="of:=[.E53]-AVERAGE([.I53:.M53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4.3657" calcext:value-type="float">
            <text:p>44.3657</text:p>
          </table:table-cell>
          <table:table-cell office:value-type="float" office:value="64.8956" calcext:value-type="float">
            <text:p>64.8956</text:p>
          </table:table-cell>
          <table:table-cell office:value-type="float" office:value="17.567" calcext:value-type="float">
            <text:p>17.567</text:p>
          </table:table-cell>
          <table:table-cell office:value-type="float" office:value="170.1592" calcext:value-type="float">
            <text:p>170.1592</text:p>
          </table:table-cell>
          <table:table-cell office:value-type="float" office:value="31.8595" calcext:value-type="float">
            <text:p>31.8595</text:p>
          </table:table-cell>
          <table:table-cell table:number-columns-repeated="2"/>
          <table:table-cell office:value-type="float" office:value="40.6489" calcext:value-type="float">
            <text:p>40.6489</text:p>
          </table:table-cell>
          <table:table-cell table:number-columns-repeated="2"/>
          <table:table-cell office:value-type="float" office:value="26.0076" calcext:value-type="float">
            <text:p>26.007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$H$2]/2/[.$H$3]*([.A54]-1))" office:value-type="float" office:value="31250" calcext:value-type="float">
            <text:p>31250</text:p>
          </table:table-cell>
          <table:table-cell table:formula="of:=[.E54]-AVERAGE([.I54:.M54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65.1458" calcext:value-type="float">
            <text:p>265.1458</text:p>
          </table:table-cell>
          <table:table-cell office:value-type="float" office:value="220.869" calcext:value-type="float">
            <text:p>220.869</text:p>
          </table:table-cell>
          <table:table-cell office:value-type="float" office:value="189.4404" calcext:value-type="float">
            <text:p>189.4404</text:p>
          </table:table-cell>
          <table:table-cell office:value-type="float" office:value="278.5013" calcext:value-type="float">
            <text:p>278.5013</text:p>
          </table:table-cell>
          <table:table-cell office:value-type="float" office:value="249.668" calcext:value-type="float">
            <text:p>249.668</text:p>
          </table:table-cell>
          <table:table-cell table:number-columns-repeated="2"/>
          <table:table-cell office:value-type="float" office:value="12.0698" calcext:value-type="float">
            <text:p>12.0698</text:p>
          </table:table-cell>
          <table:table-cell table:number-columns-repeated="2"/>
          <table:table-cell office:value-type="float" office:value="15.9468" calcext:value-type="float">
            <text:p>15.946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$H$2]/2/[.$H$3]*([.A55]-1))" office:value-type="float" office:value="31851" calcext:value-type="float">
            <text:p>31851</text:p>
          </table:table-cell>
          <table:table-cell table:formula="of:=[.E55]-AVERAGE([.I55:.M55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16.0484" calcext:value-type="float">
            <text:p>116.0484</text:p>
          </table:table-cell>
          <table:table-cell office:value-type="float" office:value="40.4623" calcext:value-type="float">
            <text:p>40.4623</text:p>
          </table:table-cell>
          <table:table-cell office:value-type="float" office:value="29.5599" calcext:value-type="float">
            <text:p>29.5599</text:p>
          </table:table-cell>
          <table:table-cell office:value-type="float" office:value="9.9174" calcext:value-type="float">
            <text:p>9.9174</text:p>
          </table:table-cell>
          <table:table-cell office:value-type="float" office:value="29.4228" calcext:value-type="float">
            <text:p>29.4228</text:p>
          </table:table-cell>
          <table:table-cell table:number-columns-repeated="2"/>
          <table:table-cell office:value-type="float" office:value="13.3914" calcext:value-type="float">
            <text:p>13.3914</text:p>
          </table:table-cell>
          <table:table-cell table:number-columns-repeated="2"/>
          <table:table-cell office:value-type="float" office:value="37.2975" calcext:value-type="float">
            <text:p>37.297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$H$2]/2/[.$H$3]*([.A56]-1))" office:value-type="float" office:value="32452" calcext:value-type="float">
            <text:p>32452</text:p>
          </table:table-cell>
          <table:table-cell table:formula="of:=[.E56]-AVERAGE([.I56:.M56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36.697" calcext:value-type="float">
            <text:p>336.697</text:p>
          </table:table-cell>
          <table:table-cell office:value-type="float" office:value="211.7825" calcext:value-type="float">
            <text:p>211.7825</text:p>
          </table:table-cell>
          <table:table-cell office:value-type="float" office:value="188.7518" calcext:value-type="float">
            <text:p>188.7518</text:p>
          </table:table-cell>
          <table:table-cell office:value-type="float" office:value="221.7052" calcext:value-type="float">
            <text:p>221.7052</text:p>
          </table:table-cell>
          <table:table-cell office:value-type="float" office:value="204.4224" calcext:value-type="float">
            <text:p>204.4224</text:p>
          </table:table-cell>
          <table:table-cell table:number-columns-repeated="2"/>
          <table:table-cell office:value-type="float" office:value="4.9524" calcext:value-type="float">
            <text:p>4.9524</text:p>
          </table:table-cell>
          <table:table-cell table:number-columns-repeated="2"/>
          <table:table-cell office:value-type="float" office:value="5.582" calcext:value-type="float">
            <text:p>5.58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$H$2]/2/[.$H$3]*([.A57]-1))" office:value-type="float" office:value="33053" calcext:value-type="float">
            <text:p>33053</text:p>
          </table:table-cell>
          <table:table-cell table:formula="of:=[.E57]-AVERAGE([.I57:.M57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68.5172" calcext:value-type="float">
            <text:p>168.5172</text:p>
          </table:table-cell>
          <table:table-cell office:value-type="float" office:value="93.1042" calcext:value-type="float">
            <text:p>93.1042</text:p>
          </table:table-cell>
          <table:table-cell office:value-type="float" office:value="108.3841" calcext:value-type="float">
            <text:p>108.3841</text:p>
          </table:table-cell>
          <table:table-cell office:value-type="float" office:value="88.3503" calcext:value-type="float">
            <text:p>88.3503</text:p>
          </table:table-cell>
          <table:table-cell office:value-type="float" office:value="72.9272" calcext:value-type="float">
            <text:p>72.9272</text:p>
          </table:table-cell>
          <table:table-cell table:number-columns-repeated="2"/>
          <table:table-cell office:value-type="float" office:value="13.738" calcext:value-type="float">
            <text:p>13.738</text:p>
          </table:table-cell>
          <table:table-cell table:number-columns-repeated="2"/>
          <table:table-cell office:value-type="float" office:value="17.1295" calcext:value-type="float">
            <text:p>17.129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$H$2]/2/[.$H$3]*([.A58]-1))" office:value-type="float" office:value="33654" calcext:value-type="float">
            <text:p>33654</text:p>
          </table:table-cell>
          <table:table-cell table:formula="of:=[.E58]-AVERAGE([.I58:.M58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1.8585" calcext:value-type="float">
            <text:p>311.8585</text:p>
          </table:table-cell>
          <table:table-cell office:value-type="float" office:value="236.0676" calcext:value-type="float">
            <text:p>236.0676</text:p>
          </table:table-cell>
          <table:table-cell office:value-type="float" office:value="191.2735" calcext:value-type="float">
            <text:p>191.2735</text:p>
          </table:table-cell>
          <table:table-cell office:value-type="float" office:value="240.1217" calcext:value-type="float">
            <text:p>240.1217</text:p>
          </table:table-cell>
          <table:table-cell office:value-type="float" office:value="211.3078" calcext:value-type="float">
            <text:p>211.3078</text:p>
          </table:table-cell>
          <table:table-cell table:number-columns-repeated="2"/>
          <table:table-cell office:value-type="float" office:value="17.2614" calcext:value-type="float">
            <text:p>17.2614</text:p>
          </table:table-cell>
          <table:table-cell table:number-columns-repeated="2"/>
          <table:table-cell office:value-type="float" office:value="8.4837" calcext:value-type="float">
            <text:p>8.483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$H$2]/2/[.$H$3]*([.A59]-1))" office:value-type="float" office:value="34255" calcext:value-type="float">
            <text:p>34255</text:p>
          </table:table-cell>
          <table:table-cell table:formula="of:=[.E59]-AVERAGE([.I59:.M59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5.1493" calcext:value-type="float">
            <text:p>45.1493</text:p>
          </table:table-cell>
          <table:table-cell office:value-type="float" office:value="30.501" calcext:value-type="float">
            <text:p>30.501</text:p>
          </table:table-cell>
          <table:table-cell office:value-type="float" office:value="58.907" calcext:value-type="float">
            <text:p>58.907</text:p>
          </table:table-cell>
          <table:table-cell office:value-type="float" office:value="32.6202" calcext:value-type="float">
            <text:p>32.6202</text:p>
          </table:table-cell>
          <table:table-cell office:value-type="float" office:value="120.6359" calcext:value-type="float">
            <text:p>120.6359</text:p>
          </table:table-cell>
          <table:table-cell table:number-columns-repeated="2"/>
          <table:table-cell office:value-type="float" office:value="12.5151" calcext:value-type="float">
            <text:p>12.5151</text:p>
          </table:table-cell>
          <table:table-cell table:number-columns-repeated="2"/>
          <table:table-cell office:value-type="float" office:value="17.5886" calcext:value-type="float">
            <text:p>17.588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$H$2]/2/[.$H$3]*([.A60]-1))" office:value-type="float" office:value="34856" calcext:value-type="float">
            <text:p>34856</text:p>
          </table:table-cell>
          <table:table-cell table:formula="of:=[.E60]-AVERAGE([.I60:.M60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88.421" calcext:value-type="float">
            <text:p>288.421</text:p>
          </table:table-cell>
          <table:table-cell office:value-type="float" office:value="233.6299" calcext:value-type="float">
            <text:p>233.6299</text:p>
          </table:table-cell>
          <table:table-cell office:value-type="float" office:value="227.5355" calcext:value-type="float">
            <text:p>227.5355</text:p>
          </table:table-cell>
          <table:table-cell office:value-type="float" office:value="266.0632" calcext:value-type="float">
            <text:p>266.0632</text:p>
          </table:table-cell>
          <table:table-cell office:value-type="float" office:value="267.5673" calcext:value-type="float">
            <text:p>267.5673</text:p>
          </table:table-cell>
          <table:table-cell table:number-columns-repeated="2"/>
          <table:table-cell office:value-type="float" office:value="10.1552" calcext:value-type="float">
            <text:p>10.1552</text:p>
          </table:table-cell>
          <table:table-cell table:number-columns-repeated="2"/>
          <table:table-cell office:value-type="float" office:value="5.7555" calcext:value-type="float">
            <text:p>5.75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$H$2]/2/[.$H$3]*([.A61]-1))" office:value-type="float" office:value="35457" calcext:value-type="float">
            <text:p>35457</text:p>
          </table:table-cell>
          <table:table-cell table:formula="of:=[.E61]-AVERAGE([.I61:.M61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4.3043" calcext:value-type="float">
            <text:p>74.3043</text:p>
          </table:table-cell>
          <table:table-cell office:value-type="float" office:value="27.222" calcext:value-type="float">
            <text:p>27.222</text:p>
          </table:table-cell>
          <table:table-cell office:value-type="float" office:value="72.1323" calcext:value-type="float">
            <text:p>72.1323</text:p>
          </table:table-cell>
          <table:table-cell office:value-type="float" office:value="8.757" calcext:value-type="float">
            <text:p>8.757</text:p>
          </table:table-cell>
          <table:table-cell office:value-type="float" office:value="22.5856" calcext:value-type="float">
            <text:p>22.5856</text:p>
          </table:table-cell>
          <table:table-cell table:number-columns-repeated="2"/>
          <table:table-cell office:value-type="float" office:value="10.2151" calcext:value-type="float">
            <text:p>10.2151</text:p>
          </table:table-cell>
          <table:table-cell table:number-columns-repeated="2"/>
          <table:table-cell office:value-type="float" office:value="4.8647" calcext:value-type="float">
            <text:p>4.864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$H$2]/2/[.$H$3]*([.A62]-1))" office:value-type="float" office:value="36058" calcext:value-type="float">
            <text:p>36058</text:p>
          </table:table-cell>
          <table:table-cell table:formula="of:=[.E62]-AVERAGE([.I62:.M62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0.4516" calcext:value-type="float">
            <text:p>310.4516</text:p>
          </table:table-cell>
          <table:table-cell office:value-type="float" office:value="204.485" calcext:value-type="float">
            <text:p>204.485</text:p>
          </table:table-cell>
          <table:table-cell office:value-type="float" office:value="223.7515" calcext:value-type="float">
            <text:p>223.7515</text:p>
          </table:table-cell>
          <table:table-cell office:value-type="float" office:value="249.3362" calcext:value-type="float">
            <text:p>249.3362</text:p>
          </table:table-cell>
          <table:table-cell office:value-type="float" office:value="229.0566" calcext:value-type="float">
            <text:p>229.0566</text:p>
          </table:table-cell>
          <table:table-cell table:number-columns-repeated="2"/>
          <table:table-cell office:value-type="float" office:value="2.968" calcext:value-type="float">
            <text:p>2.968</text:p>
          </table:table-cell>
          <table:table-cell table:number-columns-repeated="2"/>
          <table:table-cell office:value-type="float" office:value="3.9577" calcext:value-type="float">
            <text:p>3.957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$H$2]/2/[.$H$3]*([.A63]-1))" office:value-type="float" office:value="36659" calcext:value-type="float">
            <text:p>36659</text:p>
          </table:table-cell>
          <table:table-cell table:formula="of:=[.E63]-AVERAGE([.I63:.M63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0.0115" calcext:value-type="float">
            <text:p>60.0115</text:p>
          </table:table-cell>
          <table:table-cell office:value-type="float" office:value="116.7742" calcext:value-type="float">
            <text:p>116.7742</text:p>
          </table:table-cell>
          <table:table-cell office:value-type="float" office:value="128.4378" calcext:value-type="float">
            <text:p>128.4378</text:p>
          </table:table-cell>
          <table:table-cell office:value-type="float" office:value="162.3854" calcext:value-type="float">
            <text:p>162.3854</text:p>
          </table:table-cell>
          <table:table-cell office:value-type="float" office:value="43.0015" calcext:value-type="float">
            <text:p>43.0015</text:p>
          </table:table-cell>
          <table:table-cell table:number-columns-repeated="2"/>
          <table:table-cell office:value-type="float" office:value="3.1515" calcext:value-type="float">
            <text:p>3.1515</text:p>
          </table:table-cell>
          <table:table-cell table:number-columns-repeated="2"/>
          <table:table-cell office:value-type="float" office:value="20.3078" calcext:value-type="float">
            <text:p>20.307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$H$2]/2/[.$H$3]*([.A64]-1))" office:value-type="float" office:value="37260" calcext:value-type="float">
            <text:p>37260</text:p>
          </table:table-cell>
          <table:table-cell table:formula="of:=[.E64]-AVERAGE([.I64:.M64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15.8512" calcext:value-type="float">
            <text:p>315.8512</text:p>
          </table:table-cell>
          <table:table-cell office:value-type="float" office:value="211.0523" calcext:value-type="float">
            <text:p>211.0523</text:p>
          </table:table-cell>
          <table:table-cell office:value-type="float" office:value="247.1047" calcext:value-type="float">
            <text:p>247.1047</text:p>
          </table:table-cell>
          <table:table-cell office:value-type="float" office:value="267.7753" calcext:value-type="float">
            <text:p>267.7753</text:p>
          </table:table-cell>
          <table:table-cell office:value-type="float" office:value="224.6666" calcext:value-type="float">
            <text:p>224.6666</text:p>
          </table:table-cell>
          <table:table-cell table:number-columns-repeated="2"/>
          <table:table-cell office:value-type="float" office:value="7.4893" calcext:value-type="float">
            <text:p>7.4893</text:p>
          </table:table-cell>
          <table:table-cell table:number-columns-repeated="2"/>
          <table:table-cell office:value-type="float" office:value="20.5839" calcext:value-type="float">
            <text:p>20.583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$H$2]/2/[.$H$3]*([.A65]-1))" office:value-type="float" office:value="37861" calcext:value-type="float">
            <text:p>37861</text:p>
          </table:table-cell>
          <table:table-cell table:formula="of:=[.E65]-AVERAGE([.I65:.M65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0.2206" calcext:value-type="float">
            <text:p>120.2206</text:p>
          </table:table-cell>
          <table:table-cell office:value-type="float" office:value="13.6233" calcext:value-type="float">
            <text:p>13.6233</text:p>
          </table:table-cell>
          <table:table-cell office:value-type="float" office:value="62.6948" calcext:value-type="float">
            <text:p>62.6948</text:p>
          </table:table-cell>
          <table:table-cell office:value-type="float" office:value="129.8175" calcext:value-type="float">
            <text:p>129.8175</text:p>
          </table:table-cell>
          <table:table-cell office:value-type="float" office:value="40.5744" calcext:value-type="float">
            <text:p>40.5744</text:p>
          </table:table-cell>
          <table:table-cell table:number-columns-repeated="2"/>
          <table:table-cell office:value-type="float" office:value="4.0333" calcext:value-type="float">
            <text:p>4.0333</text:p>
          </table:table-cell>
          <table:table-cell table:number-columns-repeated="2"/>
          <table:table-cell office:value-type="float" office:value="15.4193" calcext:value-type="float">
            <text:p>15.419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$H$2]/2/[.$H$3]*([.A66]-1))" office:value-type="float" office:value="38462" calcext:value-type="float">
            <text:p>38462</text:p>
          </table:table-cell>
          <table:table-cell table:formula="of:=[.E66]-AVERAGE([.I66:.M66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$H$2]/2/[.$H$3]*([.A67]-1))" office:value-type="float" office:value="39063" calcext:value-type="float">
            <text:p>39063</text:p>
          </table:table-cell>
          <table:table-cell table:formula="of:=[.E67]-AVERAGE([.I67:.M67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$H$2]/2/[.$H$3]*([.A68]-1))" office:value-type="float" office:value="39664" calcext:value-type="float">
            <text:p>39664</text:p>
          </table:table-cell>
          <table:table-cell table:formula="of:=[.E68]-AVERAGE([.I68:.M68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$H$2]/2/[.$H$3]*([.A69]-1))" office:value-type="float" office:value="40265" calcext:value-type="float">
            <text:p>40265</text:p>
          </table:table-cell>
          <table:table-cell table:formula="of:=[.E69]-AVERAGE([.I69:.M69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$H$2]/2/[.$H$3]*([.A70]-1))" office:value-type="float" office:value="40866" calcext:value-type="float">
            <text:p>40866</text:p>
          </table:table-cell>
          <table:table-cell table:formula="of:=[.E70]-AVERAGE([.I70:.M70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$H$2]/2/[.$H$3]*([.A71]-1))" office:value-type="float" office:value="41467" calcext:value-type="float">
            <text:p>41467</text:p>
          </table:table-cell>
          <table:table-cell table:formula="of:=[.E71]-AVERAGE([.I71:.M71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$H$2]/2/[.$H$3]*([.A72]-1))" office:value-type="float" office:value="42068" calcext:value-type="float">
            <text:p>42068</text:p>
          </table:table-cell>
          <table:table-cell table:formula="of:=[.E72]-AVERAGE([.I72:.M72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$H$2]/2/[.$H$3]*([.A73]-1))" office:value-type="float" office:value="42669" calcext:value-type="float">
            <text:p>42669</text:p>
          </table:table-cell>
          <table:table-cell table:formula="of:=[.E73]-AVERAGE([.I73:.M73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$H$2]/2/[.$H$3]*([.A74]-1))" office:value-type="float" office:value="43270" calcext:value-type="float">
            <text:p>43270</text:p>
          </table:table-cell>
          <table:table-cell table:formula="of:=[.E74]-AVERAGE([.I74:.M74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$H$2]/2/[.$H$3]*([.A75]-1))" office:value-type="float" office:value="43871" calcext:value-type="float">
            <text:p>43871</text:p>
          </table:table-cell>
          <table:table-cell table:formula="of:=[.E75]-AVERAGE([.I75:.M75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$H$2]/2/[.$H$3]*([.A76]-1))" office:value-type="float" office:value="44472" calcext:value-type="float">
            <text:p>44472</text:p>
          </table:table-cell>
          <table:table-cell table:formula="of:=[.E76]-AVERAGE([.I76:.M76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$H$2]/2/[.$H$3]*([.A77]-1))" office:value-type="float" office:value="45073" calcext:value-type="float">
            <text:p>45073</text:p>
          </table:table-cell>
          <table:table-cell table:formula="of:=[.E77]-AVERAGE([.I77:.M77])"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$H$2]/2/[.$H$3]*([.A78]-1))" office:value-type="float" office:value="45674" calcext:value-type="float">
            <text:p>45674</text:p>
          </table:table-cell>
          <table:table-cell table:formula="of:=[.E78]-AVERAGE([.I78:.M7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$H$2]/2/[.$H$3]*([.A79]-1))" office:value-type="float" office:value="46275" calcext:value-type="float">
            <text:p>46275</text:p>
          </table:table-cell>
          <table:table-cell table:formula="of:=[.E79]-AVERAGE([.I79:.M7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$H$2]/2/[.$H$3]*([.A80]-1))" office:value-type="float" office:value="46876" calcext:value-type="float">
            <text:p>46876</text:p>
          </table:table-cell>
          <table:table-cell table:formula="of:=[.E80]-AVERAGE([.I80:.M8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$H$2]/2/[.$H$3]*([.A81]-1))" office:value-type="float" office:value="47477" calcext:value-type="float">
            <text:p>47477</text:p>
          </table:table-cell>
          <table:table-cell table:formula="of:=[.E81]-AVERAGE([.I81:.M8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$H$2]/2/[.$H$3]*([.A82]-1))" office:value-type="float" office:value="48078" calcext:value-type="float">
            <text:p>48078</text:p>
          </table:table-cell>
          <table:table-cell table:formula="of:=[.E82]-AVERAGE([.I82:.M8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$H$2]/2/[.$H$3]*([.A83]-1))" office:value-type="float" office:value="48678" calcext:value-type="float">
            <text:p>48678</text:p>
          </table:table-cell>
          <table:table-cell table:formula="of:=[.E83]-AVERAGE([.I83:.M8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$H$2]/2/[.$H$3]*([.A84]-1))" office:value-type="float" office:value="49279" calcext:value-type="float">
            <text:p>49279</text:p>
          </table:table-cell>
          <table:table-cell table:formula="of:=[.E84]-AVERAGE([.I84:.M8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$H$2]/2/[.$H$3]*([.A85]-1))" office:value-type="float" office:value="49880" calcext:value-type="float">
            <text:p>49880</text:p>
          </table:table-cell>
          <table:table-cell table:formula="of:=[.E85]-AVERAGE([.I85:.M8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$H$2]/2/[.$H$3]*([.A86]-1))" office:value-type="float" office:value="50481" calcext:value-type="float">
            <text:p>50481</text:p>
          </table:table-cell>
          <table:table-cell table:formula="of:=[.E86]-AVERAGE([.I86:.M8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$H$2]/2/[.$H$3]*([.A87]-1))" office:value-type="float" office:value="51082" calcext:value-type="float">
            <text:p>51082</text:p>
          </table:table-cell>
          <table:table-cell table:formula="of:=[.E87]-AVERAGE([.I87:.M8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$H$2]/2/[.$H$3]*([.A88]-1))" office:value-type="float" office:value="51683" calcext:value-type="float">
            <text:p>51683</text:p>
          </table:table-cell>
          <table:table-cell table:formula="of:=[.E88]-AVERAGE([.I88:.M8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$H$2]/2/[.$H$3]*([.A89]-1))" office:value-type="float" office:value="52284" calcext:value-type="float">
            <text:p>52284</text:p>
          </table:table-cell>
          <table:table-cell table:formula="of:=[.E89]-AVERAGE([.I89:.M8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$H$2]/2/[.$H$3]*([.A90]-1))" office:value-type="float" office:value="52885" calcext:value-type="float">
            <text:p>52885</text:p>
          </table:table-cell>
          <table:table-cell table:formula="of:=[.E90]-AVERAGE([.I90:.M9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$H$2]/2/[.$H$3]*([.A91]-1))" office:value-type="float" office:value="53486" calcext:value-type="float">
            <text:p>53486</text:p>
          </table:table-cell>
          <table:table-cell table:formula="of:=[.E91]-AVERAGE([.I91:.M9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$H$2]/2/[.$H$3]*([.A92]-1))" office:value-type="float" office:value="54087" calcext:value-type="float">
            <text:p>54087</text:p>
          </table:table-cell>
          <table:table-cell table:formula="of:=[.E92]-AVERAGE([.I92:.M9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$H$2]/2/[.$H$3]*([.A93]-1))" office:value-type="float" office:value="54688" calcext:value-type="float">
            <text:p>54688</text:p>
          </table:table-cell>
          <table:table-cell table:formula="of:=[.E93]-AVERAGE([.I93:.M9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$H$2]/2/[.$H$3]*([.A94]-1))" office:value-type="float" office:value="55289" calcext:value-type="float">
            <text:p>55289</text:p>
          </table:table-cell>
          <table:table-cell table:formula="of:=[.E94]-AVERAGE([.I94:.M9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$H$2]/2/[.$H$3]*([.A95]-1))" office:value-type="float" office:value="55890" calcext:value-type="float">
            <text:p>55890</text:p>
          </table:table-cell>
          <table:table-cell table:formula="of:=[.E95]-AVERAGE([.I95:.M9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$H$2]/2/[.$H$3]*([.A96]-1))" office:value-type="float" office:value="56491" calcext:value-type="float">
            <text:p>56491</text:p>
          </table:table-cell>
          <table:table-cell table:formula="of:=[.E96]-AVERAGE([.I96:.M9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$H$2]/2/[.$H$3]*([.A97]-1))" office:value-type="float" office:value="57092" calcext:value-type="float">
            <text:p>57092</text:p>
          </table:table-cell>
          <table:table-cell table:formula="of:=[.E97]-AVERAGE([.I97:.M9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$H$2]/2/[.$H$3]*([.A98]-1))" office:value-type="float" office:value="57693" calcext:value-type="float">
            <text:p>57693</text:p>
          </table:table-cell>
          <table:table-cell table:formula="of:=[.E98]-AVERAGE([.I98:.M9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$H$2]/2/[.$H$3]*([.A99]-1))" office:value-type="float" office:value="58294" calcext:value-type="float">
            <text:p>58294</text:p>
          </table:table-cell>
          <table:table-cell table:formula="of:=[.E99]-AVERAGE([.I99:.M9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$H$2]/2/[.$H$3]*([.A100]-1))" office:value-type="float" office:value="58895" calcext:value-type="float">
            <text:p>58895</text:p>
          </table:table-cell>
          <table:table-cell table:formula="of:=[.E100]-AVERAGE([.I100:.M10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$H$2]/2/[.$H$3]*([.A101]-1))" office:value-type="float" office:value="59496" calcext:value-type="float">
            <text:p>59496</text:p>
          </table:table-cell>
          <table:table-cell table:formula="of:=[.E101]-AVERAGE([.I101:.M10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$H$2]/2/[.$H$3]*([.A102]-1))" office:value-type="float" office:value="60097" calcext:value-type="float">
            <text:p>60097</text:p>
          </table:table-cell>
          <table:table-cell table:formula="of:=[.E102]-AVERAGE([.I102:.M10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$H$2]/2/[.$H$3]*([.A103]-1))" office:value-type="float" office:value="60698" calcext:value-type="float">
            <text:p>60698</text:p>
          </table:table-cell>
          <table:table-cell table:formula="of:=[.E103]-AVERAGE([.I103:.M10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[.$H$2]/2/[.$H$3]*([.A104]-1))" office:value-type="float" office:value="61299" calcext:value-type="float">
            <text:p>61299</text:p>
          </table:table-cell>
          <table:table-cell table:formula="of:=[.E104]-AVERAGE([.I104:.M10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[.$H$2]/2/[.$H$3]*([.A105]-1))" office:value-type="float" office:value="61900" calcext:value-type="float">
            <text:p>61900</text:p>
          </table:table-cell>
          <table:table-cell table:formula="of:=[.E105]-AVERAGE([.I105:.M10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[.$H$2]/2/[.$H$3]*([.A106]-1))" office:value-type="float" office:value="62501" calcext:value-type="float">
            <text:p>62501</text:p>
          </table:table-cell>
          <table:table-cell table:formula="of:=[.E106]-AVERAGE([.I106:.M10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[.$H$2]/2/[.$H$3]*([.A107]-1))" office:value-type="float" office:value="63102" calcext:value-type="float">
            <text:p>63102</text:p>
          </table:table-cell>
          <table:table-cell table:formula="of:=[.E107]-AVERAGE([.I107:.M10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[.$H$2]/2/[.$H$3]*([.A108]-1))" office:value-type="float" office:value="63703" calcext:value-type="float">
            <text:p>63703</text:p>
          </table:table-cell>
          <table:table-cell table:formula="of:=[.E108]-AVERAGE([.I108:.M10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[.$H$2]/2/[.$H$3]*([.A109]-1))" office:value-type="float" office:value="64304" calcext:value-type="float">
            <text:p>64304</text:p>
          </table:table-cell>
          <table:table-cell table:formula="of:=[.E109]-AVERAGE([.I109:.M10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[.$H$2]/2/[.$H$3]*([.A110]-1))" office:value-type="float" office:value="64905" calcext:value-type="float">
            <text:p>64905</text:p>
          </table:table-cell>
          <table:table-cell table:formula="of:=[.E110]-AVERAGE([.I110:.M11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[.$H$2]/2/[.$H$3]*([.A111]-1))" office:value-type="float" office:value="65506" calcext:value-type="float">
            <text:p>65506</text:p>
          </table:table-cell>
          <table:table-cell table:formula="of:=[.E111]-AVERAGE([.I111:.M11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[.$H$2]/2/[.$H$3]*([.A112]-1))" office:value-type="float" office:value="66107" calcext:value-type="float">
            <text:p>66107</text:p>
          </table:table-cell>
          <table:table-cell table:formula="of:=[.E112]-AVERAGE([.I112:.M11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[.$H$2]/2/[.$H$3]*([.A113]-1))" office:value-type="float" office:value="66708" calcext:value-type="float">
            <text:p>66708</text:p>
          </table:table-cell>
          <table:table-cell table:formula="of:=[.E113]-AVERAGE([.I113:.M11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[.$H$2]/2/[.$H$3]*([.A114]-1))" office:value-type="float" office:value="67309" calcext:value-type="float">
            <text:p>67309</text:p>
          </table:table-cell>
          <table:table-cell table:formula="of:=[.E114]-AVERAGE([.I114:.M11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[.$H$2]/2/[.$H$3]*([.A115]-1))" office:value-type="float" office:value="67909" calcext:value-type="float">
            <text:p>67909</text:p>
          </table:table-cell>
          <table:table-cell table:formula="of:=[.E115]-AVERAGE([.I115:.M11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[.$H$2]/2/[.$H$3]*([.A116]-1))" office:value-type="float" office:value="68510" calcext:value-type="float">
            <text:p>68510</text:p>
          </table:table-cell>
          <table:table-cell table:formula="of:=[.E116]-AVERAGE([.I116:.M11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[.$H$2]/2/[.$H$3]*([.A117]-1))" office:value-type="float" office:value="69111" calcext:value-type="float">
            <text:p>69111</text:p>
          </table:table-cell>
          <table:table-cell table:formula="of:=[.E117]-AVERAGE([.I117:.M11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[.$H$2]/2/[.$H$3]*([.A118]-1))" office:value-type="float" office:value="69712" calcext:value-type="float">
            <text:p>69712</text:p>
          </table:table-cell>
          <table:table-cell table:formula="of:=[.E118]-AVERAGE([.I118:.M11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[.$H$2]/2/[.$H$3]*([.A119]-1))" office:value-type="float" office:value="70313" calcext:value-type="float">
            <text:p>70313</text:p>
          </table:table-cell>
          <table:table-cell table:formula="of:=[.E119]-AVERAGE([.I119:.M11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[.$H$2]/2/[.$H$3]*([.A120]-1))" office:value-type="float" office:value="70914" calcext:value-type="float">
            <text:p>70914</text:p>
          </table:table-cell>
          <table:table-cell table:formula="of:=[.E120]-AVERAGE([.I120:.M12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[.$H$2]/2/[.$H$3]*([.A121]-1))" office:value-type="float" office:value="71515" calcext:value-type="float">
            <text:p>71515</text:p>
          </table:table-cell>
          <table:table-cell table:formula="of:=[.E121]-AVERAGE([.I121:.M12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[.$H$2]/2/[.$H$3]*([.A122]-1))" office:value-type="float" office:value="72116" calcext:value-type="float">
            <text:p>72116</text:p>
          </table:table-cell>
          <table:table-cell table:formula="of:=[.E122]-AVERAGE([.I122:.M12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[.$H$2]/2/[.$H$3]*([.A123]-1))" office:value-type="float" office:value="72717" calcext:value-type="float">
            <text:p>72717</text:p>
          </table:table-cell>
          <table:table-cell table:formula="of:=[.E123]-AVERAGE([.I123:.M12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[.$H$2]/2/[.$H$3]*([.A124]-1))" office:value-type="float" office:value="73318" calcext:value-type="float">
            <text:p>73318</text:p>
          </table:table-cell>
          <table:table-cell table:formula="of:=[.E124]-AVERAGE([.I124:.M12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[.$H$2]/2/[.$H$3]*([.A125]-1))" office:value-type="float" office:value="73919" calcext:value-type="float">
            <text:p>73919</text:p>
          </table:table-cell>
          <table:table-cell table:formula="of:=[.E125]-AVERAGE([.I125:.M12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[.$H$2]/2/[.$H$3]*([.A126]-1))" office:value-type="float" office:value="74520" calcext:value-type="float">
            <text:p>74520</text:p>
          </table:table-cell>
          <table:table-cell table:formula="of:=[.E126]-AVERAGE([.I126:.M12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[.$H$2]/2/[.$H$3]*([.A127]-1))" office:value-type="float" office:value="75121" calcext:value-type="float">
            <text:p>75121</text:p>
          </table:table-cell>
          <table:table-cell table:formula="of:=[.E127]-AVERAGE([.I127:.M12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[.$H$2]/2/[.$H$3]*([.A128]-1))" office:value-type="float" office:value="75722" calcext:value-type="float">
            <text:p>75722</text:p>
          </table:table-cell>
          <table:table-cell table:formula="of:=[.E128]-AVERAGE([.I128:.M12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[.$H$2]/2/[.$H$3]*([.A129]-1))" office:value-type="float" office:value="76323" calcext:value-type="float">
            <text:p>76323</text:p>
          </table:table-cell>
          <table:table-cell table:formula="of:=[.E129]-AVERAGE([.I129:.M12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[.$H$2]/2/[.$H$3]*([.A130]-1))" office:value-type="float" office:value="76924" calcext:value-type="float">
            <text:p>76924</text:p>
          </table:table-cell>
          <table:table-cell table:formula="of:=[.E130]-AVERAGE([.I130:.M13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[.$H$2]/2/[.$H$3]*([.A131]-1))" office:value-type="float" office:value="77525" calcext:value-type="float">
            <text:p>77525</text:p>
          </table:table-cell>
          <table:table-cell table:formula="of:=[.E131]-AVERAGE([.I131:.M13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[.$H$2]/2/[.$H$3]*([.A132]-1))" office:value-type="float" office:value="78126" calcext:value-type="float">
            <text:p>78126</text:p>
          </table:table-cell>
          <table:table-cell table:formula="of:=[.E132]-AVERAGE([.I132:.M13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[.$H$2]/2/[.$H$3]*([.A133]-1))" office:value-type="float" office:value="78727" calcext:value-type="float">
            <text:p>78727</text:p>
          </table:table-cell>
          <table:table-cell table:formula="of:=[.E133]-AVERAGE([.I133:.M13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[.$H$2]/2/[.$H$3]*([.A134]-1))" office:value-type="float" office:value="79328" calcext:value-type="float">
            <text:p>79328</text:p>
          </table:table-cell>
          <table:table-cell table:formula="of:=[.E134]-AVERAGE([.I134:.M13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[.$H$2]/2/[.$H$3]*([.A135]-1))" office:value-type="float" office:value="79929" calcext:value-type="float">
            <text:p>79929</text:p>
          </table:table-cell>
          <table:table-cell table:formula="of:=[.E135]-AVERAGE([.I135:.M13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[.$H$2]/2/[.$H$3]*([.A136]-1))" office:value-type="float" office:value="80530" calcext:value-type="float">
            <text:p>80530</text:p>
          </table:table-cell>
          <table:table-cell table:formula="of:=[.E136]-AVERAGE([.I136:.M13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[.$H$2]/2/[.$H$3]*([.A137]-1))" office:value-type="float" office:value="81131" calcext:value-type="float">
            <text:p>81131</text:p>
          </table:table-cell>
          <table:table-cell table:formula="of:=[.E137]-AVERAGE([.I137:.M13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[.$H$2]/2/[.$H$3]*([.A138]-1))" office:value-type="float" office:value="81732" calcext:value-type="float">
            <text:p>81732</text:p>
          </table:table-cell>
          <table:table-cell table:formula="of:=[.E138]-AVERAGE([.I138:.M13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[.$H$2]/2/[.$H$3]*([.A139]-1))" office:value-type="float" office:value="82333" calcext:value-type="float">
            <text:p>82333</text:p>
          </table:table-cell>
          <table:table-cell table:formula="of:=[.E139]-AVERAGE([.I139:.M13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[.$H$2]/2/[.$H$3]*([.A140]-1))" office:value-type="float" office:value="82934" calcext:value-type="float">
            <text:p>82934</text:p>
          </table:table-cell>
          <table:table-cell table:formula="of:=[.E140]-AVERAGE([.I140:.M14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[.$H$2]/2/[.$H$3]*([.A141]-1))" office:value-type="float" office:value="83535" calcext:value-type="float">
            <text:p>83535</text:p>
          </table:table-cell>
          <table:table-cell table:formula="of:=[.E141]-AVERAGE([.I141:.M14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[.$H$2]/2/[.$H$3]*([.A142]-1))" office:value-type="float" office:value="84136" calcext:value-type="float">
            <text:p>84136</text:p>
          </table:table-cell>
          <table:table-cell table:formula="of:=[.E142]-AVERAGE([.I142:.M14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[.$H$2]/2/[.$H$3]*([.A143]-1))" office:value-type="float" office:value="84737" calcext:value-type="float">
            <text:p>84737</text:p>
          </table:table-cell>
          <table:table-cell table:formula="of:=[.E143]-AVERAGE([.I143:.M14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$H$2]/2/[.$H$3]*([.A144]-1))" office:value-type="float" office:value="85338" calcext:value-type="float">
            <text:p>85338</text:p>
          </table:table-cell>
          <table:table-cell table:formula="of:=[.E144]-AVERAGE([.I144:.M14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[.$H$2]/2/[.$H$3]*([.A145]-1))" office:value-type="float" office:value="85939" calcext:value-type="float">
            <text:p>85939</text:p>
          </table:table-cell>
          <table:table-cell table:formula="of:=[.E145]-AVERAGE([.I145:.M14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[.$H$2]/2/[.$H$3]*([.A146]-1))" office:value-type="float" office:value="86540" calcext:value-type="float">
            <text:p>86540</text:p>
          </table:table-cell>
          <table:table-cell table:formula="of:=[.E146]-AVERAGE([.I146:.M14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[.$H$2]/2/[.$H$3]*([.A147]-1))" office:value-type="float" office:value="87140" calcext:value-type="float">
            <text:p>87140</text:p>
          </table:table-cell>
          <table:table-cell table:formula="of:=[.E147]-AVERAGE([.I147:.M14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[.$H$2]/2/[.$H$3]*([.A148]-1))" office:value-type="float" office:value="87741" calcext:value-type="float">
            <text:p>87741</text:p>
          </table:table-cell>
          <table:table-cell table:formula="of:=[.E148]-AVERAGE([.I148:.M14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[.$H$2]/2/[.$H$3]*([.A149]-1))" office:value-type="float" office:value="88342" calcext:value-type="float">
            <text:p>88342</text:p>
          </table:table-cell>
          <table:table-cell table:formula="of:=[.E149]-AVERAGE([.I149:.M14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$H$2]/2/[.$H$3]*([.A150]-1))" office:value-type="float" office:value="88943" calcext:value-type="float">
            <text:p>88943</text:p>
          </table:table-cell>
          <table:table-cell table:formula="of:=[.E150]-AVERAGE([.I150:.M15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[.$H$2]/2/[.$H$3]*([.A151]-1))" office:value-type="float" office:value="89544" calcext:value-type="float">
            <text:p>89544</text:p>
          </table:table-cell>
          <table:table-cell table:formula="of:=[.E151]-AVERAGE([.I151:.M15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[.$H$2]/2/[.$H$3]*([.A152]-1))" office:value-type="float" office:value="90145" calcext:value-type="float">
            <text:p>90145</text:p>
          </table:table-cell>
          <table:table-cell table:formula="of:=[.E152]-AVERAGE([.I152:.M15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[.$H$2]/2/[.$H$3]*([.A153]-1))" office:value-type="float" office:value="90746" calcext:value-type="float">
            <text:p>90746</text:p>
          </table:table-cell>
          <table:table-cell table:formula="of:=[.E153]-AVERAGE([.I153:.M15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[.$H$2]/2/[.$H$3]*([.A154]-1))" office:value-type="float" office:value="91347" calcext:value-type="float">
            <text:p>91347</text:p>
          </table:table-cell>
          <table:table-cell table:formula="of:=[.E154]-AVERAGE([.I154:.M15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[.$H$2]/2/[.$H$3]*([.A155]-1))" office:value-type="float" office:value="91948" calcext:value-type="float">
            <text:p>91948</text:p>
          </table:table-cell>
          <table:table-cell table:formula="of:=[.E155]-AVERAGE([.I155:.M15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[.$H$2]/2/[.$H$3]*([.A156]-1))" office:value-type="float" office:value="92549" calcext:value-type="float">
            <text:p>92549</text:p>
          </table:table-cell>
          <table:table-cell table:formula="of:=[.E156]-AVERAGE([.I156:.M15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[.$H$2]/2/[.$H$3]*([.A157]-1))" office:value-type="float" office:value="93150" calcext:value-type="float">
            <text:p>93150</text:p>
          </table:table-cell>
          <table:table-cell table:formula="of:=[.E157]-AVERAGE([.I157:.M15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[.$H$2]/2/[.$H$3]*([.A158]-1))" office:value-type="float" office:value="93751" calcext:value-type="float">
            <text:p>93751</text:p>
          </table:table-cell>
          <table:table-cell table:formula="of:=[.E158]-AVERAGE([.I158:.M15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[.$H$2]/2/[.$H$3]*([.A159]-1))" office:value-type="float" office:value="94352" calcext:value-type="float">
            <text:p>94352</text:p>
          </table:table-cell>
          <table:table-cell table:formula="of:=[.E159]-AVERAGE([.I159:.M15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[.$H$2]/2/[.$H$3]*([.A160]-1))" office:value-type="float" office:value="94953" calcext:value-type="float">
            <text:p>94953</text:p>
          </table:table-cell>
          <table:table-cell table:formula="of:=[.E160]-AVERAGE([.I160:.M16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[.$H$2]/2/[.$H$3]*([.A161]-1))" office:value-type="float" office:value="95554" calcext:value-type="float">
            <text:p>95554</text:p>
          </table:table-cell>
          <table:table-cell table:formula="of:=[.E161]-AVERAGE([.I161:.M16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[.$H$2]/2/[.$H$3]*([.A162]-1))" office:value-type="float" office:value="96155" calcext:value-type="float">
            <text:p>96155</text:p>
          </table:table-cell>
          <table:table-cell table:formula="of:=[.E162]-AVERAGE([.I162:.M16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[.$H$2]/2/[.$H$3]*([.A163]-1))" office:value-type="float" office:value="96756" calcext:value-type="float">
            <text:p>96756</text:p>
          </table:table-cell>
          <table:table-cell table:formula="of:=[.E163]-AVERAGE([.I163:.M16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[.$H$2]/2/[.$H$3]*([.A164]-1))" office:value-type="float" office:value="97357" calcext:value-type="float">
            <text:p>97357</text:p>
          </table:table-cell>
          <table:table-cell table:formula="of:=[.E164]-AVERAGE([.I164:.M16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[.$H$2]/2/[.$H$3]*([.A165]-1))" office:value-type="float" office:value="97958" calcext:value-type="float">
            <text:p>97958</text:p>
          </table:table-cell>
          <table:table-cell table:formula="of:=[.E165]-AVERAGE([.I165:.M16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[.$H$2]/2/[.$H$3]*([.A166]-1))" office:value-type="float" office:value="98559" calcext:value-type="float">
            <text:p>98559</text:p>
          </table:table-cell>
          <table:table-cell table:formula="of:=[.E166]-AVERAGE([.I166:.M16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[.$H$2]/2/[.$H$3]*([.A167]-1))" office:value-type="float" office:value="99160" calcext:value-type="float">
            <text:p>99160</text:p>
          </table:table-cell>
          <table:table-cell table:formula="of:=[.E167]-AVERAGE([.I167:.M16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[.$H$2]/2/[.$H$3]*([.A168]-1))" office:value-type="float" office:value="99761" calcext:value-type="float">
            <text:p>99761</text:p>
          </table:table-cell>
          <table:table-cell table:formula="of:=[.E168]-AVERAGE([.I168:.M16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[.$H$2]/2/[.$H$3]*([.A169]-1))" office:value-type="float" office:value="100362" calcext:value-type="float">
            <text:p>100362</text:p>
          </table:table-cell>
          <table:table-cell table:formula="of:=[.E169]-AVERAGE([.I169:.M16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[.$H$2]/2/[.$H$3]*([.A170]-1))" office:value-type="float" office:value="100963" calcext:value-type="float">
            <text:p>100963</text:p>
          </table:table-cell>
          <table:table-cell table:formula="of:=[.E170]-AVERAGE([.I170:.M17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[.$H$2]/2/[.$H$3]*([.A171]-1))" office:value-type="float" office:value="101564" calcext:value-type="float">
            <text:p>101564</text:p>
          </table:table-cell>
          <table:table-cell table:formula="of:=[.E171]-AVERAGE([.I171:.M17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[.$H$2]/2/[.$H$3]*([.A172]-1))" office:value-type="float" office:value="102165" calcext:value-type="float">
            <text:p>102165</text:p>
          </table:table-cell>
          <table:table-cell table:formula="of:=[.E172]-AVERAGE([.I172:.M17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[.$H$2]/2/[.$H$3]*([.A173]-1))" office:value-type="float" office:value="102766" calcext:value-type="float">
            <text:p>102766</text:p>
          </table:table-cell>
          <table:table-cell table:formula="of:=[.E173]-AVERAGE([.I173:.M17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[.$H$2]/2/[.$H$3]*([.A174]-1))" office:value-type="float" office:value="103367" calcext:value-type="float">
            <text:p>103367</text:p>
          </table:table-cell>
          <table:table-cell table:formula="of:=[.E174]-AVERAGE([.I174:.M17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[.$H$2]/2/[.$H$3]*([.A175]-1))" office:value-type="float" office:value="103968" calcext:value-type="float">
            <text:p>103968</text:p>
          </table:table-cell>
          <table:table-cell table:formula="of:=[.E175]-AVERAGE([.I175:.M17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[.$H$2]/2/[.$H$3]*([.A176]-1))" office:value-type="float" office:value="104569" calcext:value-type="float">
            <text:p>104569</text:p>
          </table:table-cell>
          <table:table-cell table:formula="of:=[.E176]-AVERAGE([.I176:.M17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[.$H$2]/2/[.$H$3]*([.A177]-1))" office:value-type="float" office:value="105170" calcext:value-type="float">
            <text:p>105170</text:p>
          </table:table-cell>
          <table:table-cell table:formula="of:=[.E177]-AVERAGE([.I177:.M17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[.$H$2]/2/[.$H$3]*([.A178]-1))" office:value-type="float" office:value="105771" calcext:value-type="float">
            <text:p>105771</text:p>
          </table:table-cell>
          <table:table-cell table:formula="of:=[.E178]-AVERAGE([.I178:.M17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[.$H$2]/2/[.$H$3]*([.A179]-1))" office:value-type="float" office:value="106371" calcext:value-type="float">
            <text:p>106371</text:p>
          </table:table-cell>
          <table:table-cell table:formula="of:=[.E179]-AVERAGE([.I179:.M17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[.$H$2]/2/[.$H$3]*([.A180]-1))" office:value-type="float" office:value="106972" calcext:value-type="float">
            <text:p>106972</text:p>
          </table:table-cell>
          <table:table-cell table:formula="of:=[.E180]-AVERAGE([.I180:.M18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[.$H$2]/2/[.$H$3]*([.A181]-1))" office:value-type="float" office:value="107573" calcext:value-type="float">
            <text:p>107573</text:p>
          </table:table-cell>
          <table:table-cell table:formula="of:=[.E181]-AVERAGE([.I181:.M18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[.$H$2]/2/[.$H$3]*([.A182]-1))" office:value-type="float" office:value="108174" calcext:value-type="float">
            <text:p>108174</text:p>
          </table:table-cell>
          <table:table-cell table:formula="of:=[.E182]-AVERAGE([.I182:.M18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[.$H$2]/2/[.$H$3]*([.A183]-1))" office:value-type="float" office:value="108775" calcext:value-type="float">
            <text:p>108775</text:p>
          </table:table-cell>
          <table:table-cell table:formula="of:=[.E183]-AVERAGE([.I183:.M18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[.$H$2]/2/[.$H$3]*([.A184]-1))" office:value-type="float" office:value="109376" calcext:value-type="float">
            <text:p>109376</text:p>
          </table:table-cell>
          <table:table-cell table:formula="of:=[.E184]-AVERAGE([.I184:.M18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[.$H$2]/2/[.$H$3]*([.A185]-1))" office:value-type="float" office:value="109977" calcext:value-type="float">
            <text:p>109977</text:p>
          </table:table-cell>
          <table:table-cell table:formula="of:=[.E185]-AVERAGE([.I185:.M18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[.$H$2]/2/[.$H$3]*([.A186]-1))" office:value-type="float" office:value="110578" calcext:value-type="float">
            <text:p>110578</text:p>
          </table:table-cell>
          <table:table-cell table:formula="of:=[.E186]-AVERAGE([.I186:.M18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[.$H$2]/2/[.$H$3]*([.A187]-1))" office:value-type="float" office:value="111179" calcext:value-type="float">
            <text:p>111179</text:p>
          </table:table-cell>
          <table:table-cell table:formula="of:=[.E187]-AVERAGE([.I187:.M18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[.$H$2]/2/[.$H$3]*([.A188]-1))" office:value-type="float" office:value="111780" calcext:value-type="float">
            <text:p>111780</text:p>
          </table:table-cell>
          <table:table-cell table:formula="of:=[.E188]-AVERAGE([.I188:.M18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[.$H$2]/2/[.$H$3]*([.A189]-1))" office:value-type="float" office:value="112381" calcext:value-type="float">
            <text:p>112381</text:p>
          </table:table-cell>
          <table:table-cell table:formula="of:=[.E189]-AVERAGE([.I189:.M18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[.$H$2]/2/[.$H$3]*([.A190]-1))" office:value-type="float" office:value="112982" calcext:value-type="float">
            <text:p>112982</text:p>
          </table:table-cell>
          <table:table-cell table:formula="of:=[.E190]-AVERAGE([.I190:.M19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[.$H$2]/2/[.$H$3]*([.A191]-1))" office:value-type="float" office:value="113583" calcext:value-type="float">
            <text:p>113583</text:p>
          </table:table-cell>
          <table:table-cell table:formula="of:=[.E191]-AVERAGE([.I191:.M19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[.$H$2]/2/[.$H$3]*([.A192]-1))" office:value-type="float" office:value="114184" calcext:value-type="float">
            <text:p>114184</text:p>
          </table:table-cell>
          <table:table-cell table:formula="of:=[.E192]-AVERAGE([.I192:.M19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[.$H$2]/2/[.$H$3]*([.A193]-1))" office:value-type="float" office:value="114785" calcext:value-type="float">
            <text:p>114785</text:p>
          </table:table-cell>
          <table:table-cell table:formula="of:=[.E193]-AVERAGE([.I193:.M19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[.$H$2]/2/[.$H$3]*([.A194]-1))" office:value-type="float" office:value="115386" calcext:value-type="float">
            <text:p>115386</text:p>
          </table:table-cell>
          <table:table-cell table:formula="of:=[.E194]-AVERAGE([.I194:.M19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[.$H$2]/2/[.$H$3]*([.A195]-1))" office:value-type="float" office:value="115987" calcext:value-type="float">
            <text:p>115987</text:p>
          </table:table-cell>
          <table:table-cell table:formula="of:=[.E195]-AVERAGE([.I195:.M19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[.$H$2]/2/[.$H$3]*([.A196]-1))" office:value-type="float" office:value="116588" calcext:value-type="float">
            <text:p>116588</text:p>
          </table:table-cell>
          <table:table-cell table:formula="of:=[.E196]-AVERAGE([.I196:.M19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$H$2]/2/[.$H$3]*([.A197]-1))" office:value-type="float" office:value="117189" calcext:value-type="float">
            <text:p>117189</text:p>
          </table:table-cell>
          <table:table-cell table:formula="of:=[.E197]-AVERAGE([.I197:.M19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[.$H$2]/2/[.$H$3]*([.A198]-1))" office:value-type="float" office:value="117790" calcext:value-type="float">
            <text:p>117790</text:p>
          </table:table-cell>
          <table:table-cell table:formula="of:=[.E198]-AVERAGE([.I198:.M19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[.$H$2]/2/[.$H$3]*([.A199]-1))" office:value-type="float" office:value="118391" calcext:value-type="float">
            <text:p>118391</text:p>
          </table:table-cell>
          <table:table-cell table:formula="of:=[.E199]-AVERAGE([.I199:.M19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[.$H$2]/2/[.$H$3]*([.A200]-1))" office:value-type="float" office:value="118992" calcext:value-type="float">
            <text:p>118992</text:p>
          </table:table-cell>
          <table:table-cell table:formula="of:=[.E200]-AVERAGE([.I200:.M20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[.$H$2]/2/[.$H$3]*([.A201]-1))" office:value-type="float" office:value="119593" calcext:value-type="float">
            <text:p>119593</text:p>
          </table:table-cell>
          <table:table-cell table:formula="of:=[.E201]-AVERAGE([.I201:.M20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[.$H$2]/2/[.$H$3]*([.A202]-1))" office:value-type="float" office:value="120194" calcext:value-type="float">
            <text:p>120194</text:p>
          </table:table-cell>
          <table:table-cell table:formula="of:=[.E202]-AVERAGE([.I202:.M20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[.$H$2]/2/[.$H$3]*([.A203]-1))" office:value-type="float" office:value="120795" calcext:value-type="float">
            <text:p>120795</text:p>
          </table:table-cell>
          <table:table-cell table:formula="of:=[.E203]-AVERAGE([.I203:.M20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[.$H$2]/2/[.$H$3]*([.A204]-1))" office:value-type="float" office:value="121396" calcext:value-type="float">
            <text:p>121396</text:p>
          </table:table-cell>
          <table:table-cell table:formula="of:=[.E204]-AVERAGE([.I204:.M20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[.$H$2]/2/[.$H$3]*([.A205]-1))" office:value-type="float" office:value="121997" calcext:value-type="float">
            <text:p>121997</text:p>
          </table:table-cell>
          <table:table-cell table:formula="of:=[.E205]-AVERAGE([.I205:.M20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[.$H$2]/2/[.$H$3]*([.A206]-1))" office:value-type="float" office:value="122598" calcext:value-type="float">
            <text:p>122598</text:p>
          </table:table-cell>
          <table:table-cell table:formula="of:=[.E206]-AVERAGE([.I206:.M20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[.$H$2]/2/[.$H$3]*([.A207]-1))" office:value-type="float" office:value="123199" calcext:value-type="float">
            <text:p>123199</text:p>
          </table:table-cell>
          <table:table-cell table:formula="of:=[.E207]-AVERAGE([.I207:.M20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[.$H$2]/2/[.$H$3]*([.A208]-1))" office:value-type="float" office:value="123800" calcext:value-type="float">
            <text:p>123800</text:p>
          </table:table-cell>
          <table:table-cell table:formula="of:=[.E208]-AVERAGE([.I208:.M20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[.$H$2]/2/[.$H$3]*([.A209]-1))" office:value-type="float" office:value="124401" calcext:value-type="float">
            <text:p>124401</text:p>
          </table:table-cell>
          <table:table-cell table:formula="of:=[.E209]-AVERAGE([.I209:.M20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[.$H$2]/2/[.$H$3]*([.A210]-1))" office:value-type="float" office:value="125002" calcext:value-type="float">
            <text:p>125002</text:p>
          </table:table-cell>
          <table:table-cell table:formula="of:=[.E210]-AVERAGE([.I210:.M21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[.$H$2]/2/[.$H$3]*([.A211]-1))" office:value-type="float" office:value="125602" calcext:value-type="float">
            <text:p>125602</text:p>
          </table:table-cell>
          <table:table-cell table:formula="of:=[.E211]-AVERAGE([.I211:.M21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[.$H$2]/2/[.$H$3]*([.A212]-1))" office:value-type="float" office:value="126203" calcext:value-type="float">
            <text:p>126203</text:p>
          </table:table-cell>
          <table:table-cell table:formula="of:=[.E212]-AVERAGE([.I212:.M21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[.$H$2]/2/[.$H$3]*([.A213]-1))" office:value-type="float" office:value="126804" calcext:value-type="float">
            <text:p>126804</text:p>
          </table:table-cell>
          <table:table-cell table:formula="of:=[.E213]-AVERAGE([.I213:.M21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[.$H$2]/2/[.$H$3]*([.A214]-1))" office:value-type="float" office:value="127405" calcext:value-type="float">
            <text:p>127405</text:p>
          </table:table-cell>
          <table:table-cell table:formula="of:=[.E214]-AVERAGE([.I214:.M21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[.$H$2]/2/[.$H$3]*([.A215]-1))" office:value-type="float" office:value="128006" calcext:value-type="float">
            <text:p>128006</text:p>
          </table:table-cell>
          <table:table-cell table:formula="of:=[.E215]-AVERAGE([.I215:.M21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[.$H$2]/2/[.$H$3]*([.A216]-1))" office:value-type="float" office:value="128607" calcext:value-type="float">
            <text:p>128607</text:p>
          </table:table-cell>
          <table:table-cell table:formula="of:=[.E216]-AVERAGE([.I216:.M21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[.$H$2]/2/[.$H$3]*([.A217]-1))" office:value-type="float" office:value="129208" calcext:value-type="float">
            <text:p>129208</text:p>
          </table:table-cell>
          <table:table-cell table:formula="of:=[.E217]-AVERAGE([.I217:.M21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[.$H$2]/2/[.$H$3]*([.A218]-1))" office:value-type="float" office:value="129809" calcext:value-type="float">
            <text:p>129809</text:p>
          </table:table-cell>
          <table:table-cell table:formula="of:=[.E218]-AVERAGE([.I218:.M21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[.$H$2]/2/[.$H$3]*([.A219]-1))" office:value-type="float" office:value="130410" calcext:value-type="float">
            <text:p>130410</text:p>
          </table:table-cell>
          <table:table-cell table:formula="of:=[.E219]-AVERAGE([.I219:.M21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[.$H$2]/2/[.$H$3]*([.A220]-1))" office:value-type="float" office:value="131011" calcext:value-type="float">
            <text:p>131011</text:p>
          </table:table-cell>
          <table:table-cell table:formula="of:=[.E220]-AVERAGE([.I220:.M22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[.$H$2]/2/[.$H$3]*([.A221]-1))" office:value-type="float" office:value="131612" calcext:value-type="float">
            <text:p>131612</text:p>
          </table:table-cell>
          <table:table-cell table:formula="of:=[.E221]-AVERAGE([.I221:.M22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[.$H$2]/2/[.$H$3]*([.A222]-1))" office:value-type="float" office:value="132213" calcext:value-type="float">
            <text:p>132213</text:p>
          </table:table-cell>
          <table:table-cell table:formula="of:=[.E222]-AVERAGE([.I222:.M22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[.$H$2]/2/[.$H$3]*([.A223]-1))" office:value-type="float" office:value="132814" calcext:value-type="float">
            <text:p>132814</text:p>
          </table:table-cell>
          <table:table-cell table:formula="of:=[.E223]-AVERAGE([.I223:.M22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[.$H$2]/2/[.$H$3]*([.A224]-1))" office:value-type="float" office:value="133415" calcext:value-type="float">
            <text:p>133415</text:p>
          </table:table-cell>
          <table:table-cell table:formula="of:=[.E224]-AVERAGE([.I224:.M22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[.$H$2]/2/[.$H$3]*([.A225]-1))" office:value-type="float" office:value="134016" calcext:value-type="float">
            <text:p>134016</text:p>
          </table:table-cell>
          <table:table-cell table:formula="of:=[.E225]-AVERAGE([.I225:.M22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[.$H$2]/2/[.$H$3]*([.A226]-1))" office:value-type="float" office:value="134617" calcext:value-type="float">
            <text:p>134617</text:p>
          </table:table-cell>
          <table:table-cell table:formula="of:=[.E226]-AVERAGE([.I226:.M22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[.$H$2]/2/[.$H$3]*([.A227]-1))" office:value-type="float" office:value="135218" calcext:value-type="float">
            <text:p>135218</text:p>
          </table:table-cell>
          <table:table-cell table:formula="of:=[.E227]-AVERAGE([.I227:.M22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[.$H$2]/2/[.$H$3]*([.A228]-1))" office:value-type="float" office:value="135819" calcext:value-type="float">
            <text:p>135819</text:p>
          </table:table-cell>
          <table:table-cell table:formula="of:=[.E228]-AVERAGE([.I228:.M22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[.$H$2]/2/[.$H$3]*([.A229]-1))" office:value-type="float" office:value="136420" calcext:value-type="float">
            <text:p>136420</text:p>
          </table:table-cell>
          <table:table-cell table:formula="of:=[.E229]-AVERAGE([.I229:.M22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[.$H$2]/2/[.$H$3]*([.A230]-1))" office:value-type="float" office:value="137021" calcext:value-type="float">
            <text:p>137021</text:p>
          </table:table-cell>
          <table:table-cell table:formula="of:=[.E230]-AVERAGE([.I230:.M23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[.$H$2]/2/[.$H$3]*([.A231]-1))" office:value-type="float" office:value="137622" calcext:value-type="float">
            <text:p>137622</text:p>
          </table:table-cell>
          <table:table-cell table:formula="of:=[.E231]-AVERAGE([.I231:.M23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[.$H$2]/2/[.$H$3]*([.A232]-1))" office:value-type="float" office:value="138223" calcext:value-type="float">
            <text:p>138223</text:p>
          </table:table-cell>
          <table:table-cell table:formula="of:=[.E232]-AVERAGE([.I232:.M23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[.$H$2]/2/[.$H$3]*([.A233]-1))" office:value-type="float" office:value="138824" calcext:value-type="float">
            <text:p>138824</text:p>
          </table:table-cell>
          <table:table-cell table:formula="of:=[.E233]-AVERAGE([.I233:.M23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[.$H$2]/2/[.$H$3]*([.A234]-1))" office:value-type="float" office:value="139425" calcext:value-type="float">
            <text:p>139425</text:p>
          </table:table-cell>
          <table:table-cell table:formula="of:=[.E234]-AVERAGE([.I234:.M23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[.$H$2]/2/[.$H$3]*([.A235]-1))" office:value-type="float" office:value="140026" calcext:value-type="float">
            <text:p>140026</text:p>
          </table:table-cell>
          <table:table-cell table:formula="of:=[.E235]-AVERAGE([.I235:.M23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[.$H$2]/2/[.$H$3]*([.A236]-1))" office:value-type="float" office:value="140627" calcext:value-type="float">
            <text:p>140627</text:p>
          </table:table-cell>
          <table:table-cell table:formula="of:=[.E236]-AVERAGE([.I236:.M23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[.$H$2]/2/[.$H$3]*([.A237]-1))" office:value-type="float" office:value="141228" calcext:value-type="float">
            <text:p>141228</text:p>
          </table:table-cell>
          <table:table-cell table:formula="of:=[.E237]-AVERAGE([.I237:.M23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[.$H$2]/2/[.$H$3]*([.A238]-1))" office:value-type="float" office:value="141829" calcext:value-type="float">
            <text:p>141829</text:p>
          </table:table-cell>
          <table:table-cell table:formula="of:=[.E238]-AVERAGE([.I238:.M23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[.$H$2]/2/[.$H$3]*([.A239]-1))" office:value-type="float" office:value="142430" calcext:value-type="float">
            <text:p>142430</text:p>
          </table:table-cell>
          <table:table-cell table:formula="of:=[.E239]-AVERAGE([.I239:.M23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[.$H$2]/2/[.$H$3]*([.A240]-1))" office:value-type="float" office:value="143031" calcext:value-type="float">
            <text:p>143031</text:p>
          </table:table-cell>
          <table:table-cell table:formula="of:=[.E240]-AVERAGE([.I240:.M24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[.$H$2]/2/[.$H$3]*([.A241]-1))" office:value-type="float" office:value="143632" calcext:value-type="float">
            <text:p>143632</text:p>
          </table:table-cell>
          <table:table-cell table:formula="of:=[.E241]-AVERAGE([.I241:.M24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[.$H$2]/2/[.$H$3]*([.A242]-1))" office:value-type="float" office:value="144233" calcext:value-type="float">
            <text:p>144233</text:p>
          </table:table-cell>
          <table:table-cell table:formula="of:=[.E242]-AVERAGE([.I242:.M24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[.$H$2]/2/[.$H$3]*([.A243]-1))" office:value-type="float" office:value="144833" calcext:value-type="float">
            <text:p>144833</text:p>
          </table:table-cell>
          <table:table-cell table:formula="of:=[.E243]-AVERAGE([.I243:.M24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[.$H$2]/2/[.$H$3]*([.A244]-1))" office:value-type="float" office:value="145434" calcext:value-type="float">
            <text:p>145434</text:p>
          </table:table-cell>
          <table:table-cell table:formula="of:=[.E244]-AVERAGE([.I244:.M24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[.$H$2]/2/[.$H$3]*([.A245]-1))" office:value-type="float" office:value="146035" calcext:value-type="float">
            <text:p>146035</text:p>
          </table:table-cell>
          <table:table-cell table:formula="of:=[.E245]-AVERAGE([.I245:.M24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[.$H$2]/2/[.$H$3]*([.A246]-1))" office:value-type="float" office:value="146636" calcext:value-type="float">
            <text:p>146636</text:p>
          </table:table-cell>
          <table:table-cell table:formula="of:=[.E246]-AVERAGE([.I246:.M24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[.$H$2]/2/[.$H$3]*([.A247]-1))" office:value-type="float" office:value="147237" calcext:value-type="float">
            <text:p>147237</text:p>
          </table:table-cell>
          <table:table-cell table:formula="of:=[.E247]-AVERAGE([.I247:.M247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[.$H$2]/2/[.$H$3]*([.A248]-1))" office:value-type="float" office:value="147838" calcext:value-type="float">
            <text:p>147838</text:p>
          </table:table-cell>
          <table:table-cell table:formula="of:=[.E248]-AVERAGE([.I248:.M248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[.$H$2]/2/[.$H$3]*([.A249]-1))" office:value-type="float" office:value="148439" calcext:value-type="float">
            <text:p>148439</text:p>
          </table:table-cell>
          <table:table-cell table:formula="of:=[.E249]-AVERAGE([.I249:.M24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[.$H$2]/2/[.$H$3]*([.A250]-1))" office:value-type="float" office:value="149040" calcext:value-type="float">
            <text:p>149040</text:p>
          </table:table-cell>
          <table:table-cell table:formula="of:=[.E250]-AVERAGE([.I250:.M250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[.$H$2]/2/[.$H$3]*([.A251]-1))" office:value-type="float" office:value="149641" calcext:value-type="float">
            <text:p>149641</text:p>
          </table:table-cell>
          <table:table-cell table:formula="of:=[.E251]-AVERAGE([.I251:.M251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[.$H$2]/2/[.$H$3]*([.A252]-1))" office:value-type="float" office:value="150242" calcext:value-type="float">
            <text:p>150242</text:p>
          </table:table-cell>
          <table:table-cell table:formula="of:=[.E252]-AVERAGE([.I252:.M252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[.$H$2]/2/[.$H$3]*([.A253]-1))" office:value-type="float" office:value="150843" calcext:value-type="float">
            <text:p>150843</text:p>
          </table:table-cell>
          <table:table-cell table:formula="of:=[.E253]-AVERAGE([.I253:.M253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[.$H$2]/2/[.$H$3]*([.A254]-1))" office:value-type="float" office:value="151444" calcext:value-type="float">
            <text:p>151444</text:p>
          </table:table-cell>
          <table:table-cell table:formula="of:=[.E254]-AVERAGE([.I254:.M25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[.$H$2]/2/[.$H$3]*([.A255]-1))" office:value-type="float" office:value="152045" calcext:value-type="float">
            <text:p>152045</text:p>
          </table:table-cell>
          <table:table-cell table:formula="of:=[.E255]-AVERAGE([.I255:.M255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[.$H$2]/2/[.$H$3]*([.A256]-1))" office:value-type="float" office:value="152646" calcext:value-type="float">
            <text:p>152646</text:p>
          </table:table-cell>
          <table:table-cell table:formula="of:=[.E256]-AVERAGE([.I256:.M256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OUND([.$H$2]/2/[.$H$3]*([.A257]-1))" office:value-type="float" office:value="153247" calcext:value-type="float">
            <text:p>153247</text:p>
          </table:table-cell>
          <table:table-cell table:formula="of:=[.E257]-AVERAGE([.I257:.M257])" office:value-type="string" office:string-value="" calcext:value-type="error">
            <text:p>#DIV/0!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2:48:27.668565961</meta:creation-date>
    <dc:date>2024-05-24T12:26:18.942578988</dc:date>
    <meta:editing-duration>PT46M</meta:editing-duration>
    <meta:editing-cycles>3</meta:editing-cycles>
    <meta:generator>LibreOffice/7.3.7.2$Linux_X86_64 LibreOffice_project/30$Build-2</meta:generator>
    <meta:document-statistic meta:table-count="1" meta:cell-count="16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3.698cm" svg:height="20.067cm" xlink:href=".." xlink:type="simple" chart:class="chart:line" chart:style-name="ch1">
        <chart:legend chart:legend-position="end" svg:x="130.661cm" svg:y="9.485cm" style:legend-expansion="high" chart:style-name="ch2"/>
        <chart:plot-area chart:style-name="ch3" table:cell-range-address="Sheet1.B1:Sheet1.D257" chart:data-source-has-labels="both" svg:x="2.673cm" svg:y="0.401cm" svg:width="125.315cm" svg:height="19.265cm">
          <chart:coordinate-region svg:x="3.771cm" svg:y="0.6cm" svg:width="124.217cm" svg:height="18.867cm"/>
          <chart:axis chart:dimension="x" chart:name="primary-x" chart:style-name="ch4" chartooo:axis-type="auto">
            <chartooo:date-scale/>
            <chart:categories table:cell-range-address="Sheet1.B2:Sheet1.B2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57" chart:label-cell-address="Sheet1.C1:Sheet1.C1" chart:class="chart:line">
            <chart:data-point chart:repeated="256"/>
          </chart:series>
          <chart:series chart:style-name="ch7" chart:values-cell-range-address="Sheet1.D2:Sheet1.D257" chart:label-cell-address="Sheet1.D1:Sheet1.D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_filtered</text:p>
                <draw:g>
                  <svg:desc>Sheet1.C1:Sheet1.C1</svg:desc>
                </draw:g>
              </table:table-cell>
              <table:table-cell office:value-type="string">
                <text:p>M2_filter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57</svg:desc>
                </draw:g>
              </table:table-cell>
              <table:table-cell office:value-type="float" office:value="0">
                <text:p>0</text:p>
                <draw:g>
                  <svg:desc>Sheet1.C2:Sheet1.C257</svg:desc>
                </draw:g>
              </table:table-cell>
              <table:table-cell office:value-type="float" office:value="NaN">
                <text:p>NaN</text:p>
                <draw:g>
                  <svg:desc>Sheet1.D2:Sheet1.D257</svg:desc>
                </draw:g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-2256.17">
                <text:p>-2256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14.464">
                <text:p>14.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-4.648">
                <text:p>-4.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4">
                <text:p>2404</text:p>
              </table:table-cell>
              <table:table-cell office:value-type="float" office:value="224.182">
                <text:p>224.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5">
                <text:p>3005</text:p>
              </table:table-cell>
              <table:table-cell office:value-type="float" office:value="412.782">
                <text:p>412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6">
                <text:p>3606</text:p>
              </table:table-cell>
              <table:table-cell office:value-type="float" office:value="144.618">
                <text:p>144.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">
                <text:p>4207</text:p>
              </table:table-cell>
              <table:table-cell office:value-type="float" office:value="-7.084">
                <text:p>-7.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8">
                <text:p>4808</text:p>
              </table:table-cell>
              <table:table-cell office:value-type="float" office:value="0.136000000000001">
                <text:p>0.136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9">
                <text:p>5409</text:p>
              </table:table-cell>
              <table:table-cell office:value-type="float" office:value="2.092">
                <text:p>2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1.678">
                <text:p>1.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11">
                <text:p>6611</text:p>
              </table:table-cell>
              <table:table-cell office:value-type="float" office:value="-9.288">
                <text:p>-9.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12">
                <text:p>7212</text:p>
              </table:table-cell>
              <table:table-cell office:value-type="float" office:value="-7.428">
                <text:p>-7.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13">
                <text:p>7813</text:p>
              </table:table-cell>
              <table:table-cell office:value-type="float" office:value="-5.164">
                <text:p>-5.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14">
                <text:p>8414</text:p>
              </table:table-cell>
              <table:table-cell office:value-type="float" office:value="3.474">
                <text:p>3.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15">
                <text:p>9015</text:p>
              </table:table-cell>
              <table:table-cell office:value-type="float" office:value="-3.312">
                <text:p>-3.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16">
                <text:p>9616</text:p>
              </table:table-cell>
              <table:table-cell office:value-type="float" office:value="-7.548">
                <text:p>-7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16">
                <text:p>10216</text:p>
              </table:table-cell>
              <table:table-cell office:value-type="float" office:value="-7.03">
                <text:p>-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17">
                <text:p>10817</text:p>
              </table:table-cell>
              <table:table-cell office:value-type="float" office:value="-6.196">
                <text:p>-6.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18">
                <text:p>11418</text:p>
              </table:table-cell>
              <table:table-cell office:value-type="float" office:value="-6.16">
                <text:p>-6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19">
                <text:p>12019</text:p>
              </table:table-cell>
              <table:table-cell office:value-type="float" office:value="-6.424">
                <text:p>-6.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20">
                <text:p>12620</text:p>
              </table:table-cell>
              <table:table-cell office:value-type="float" office:value="-10.304">
                <text:p>-10.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21">
                <text:p>13221</text:p>
              </table:table-cell>
              <table:table-cell office:value-type="float" office:value="-9.738">
                <text:p>-9.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22">
                <text:p>13822</text:p>
              </table:table-cell>
              <table:table-cell office:value-type="float" office:value="-7.228">
                <text:p>-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23">
                <text:p>14423</text:p>
              </table:table-cell>
              <table:table-cell office:value-type="float" office:value="-5.958">
                <text:p>-5.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24">
                <text:p>15024</text:p>
              </table:table-cell>
              <table:table-cell office:value-type="float" office:value="-6.068">
                <text:p>-6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25">
                <text:p>15625</text:p>
              </table:table-cell>
              <table:table-cell office:value-type="float" office:value="-4.932">
                <text:p>-4.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26">
                <text:p>16226</text:p>
              </table:table-cell>
              <table:table-cell office:value-type="float" office:value="-2.448">
                <text:p>-2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27">
                <text:p>16827</text:p>
              </table:table-cell>
              <table:table-cell office:value-type="float" office:value="-3.978">
                <text:p>-3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28">
                <text:p>17428</text:p>
              </table:table-cell>
              <table:table-cell office:value-type="float" office:value="-4.756">
                <text:p>-4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29">
                <text:p>18029</text:p>
              </table:table-cell>
              <table:table-cell office:value-type="float" office:value="-4.14">
                <text:p>-4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30">
                <text:p>18630</text:p>
              </table:table-cell>
              <table:table-cell office:value-type="float" office:value="-6.822">
                <text:p>-6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31">
                <text:p>192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2">
                <text:p>198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33">
                <text:p>204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34">
                <text:p>210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35">
                <text:p>216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36">
                <text:p>222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37">
                <text:p>22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38">
                <text:p>234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39">
                <text:p>240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40">
                <text:p>246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41">
                <text:p>252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42">
                <text:p>258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43">
                <text:p>264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44">
                <text:p>270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45">
                <text:p>276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46">
                <text:p>282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47">
                <text:p>288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47">
                <text:p>294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48">
                <text:p>300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49">
                <text:p>306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851">
                <text:p>318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52">
                <text:p>324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53">
                <text:p>330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54">
                <text:p>336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55">
                <text:p>342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56">
                <text:p>34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457">
                <text:p>354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58">
                <text:p>360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59">
                <text:p>366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60">
                <text:p>37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1">
                <text:p>378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62">
                <text:p>384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63">
                <text:p>390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64">
                <text:p>396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65">
                <text:p>402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66">
                <text:p>408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7">
                <text:p>414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69">
                <text:p>426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70">
                <text:p>432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275">
                <text:p>4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876">
                <text:p>46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477">
                <text:p>4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78">
                <text:p>48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78">
                <text:p>4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279">
                <text:p>4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880">
                <text:p>49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481">
                <text:p>5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82">
                <text:p>5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83">
                <text:p>5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284">
                <text:p>5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885">
                <text:p>52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486">
                <text:p>5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87">
                <text:p>54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688">
                <text:p>54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289">
                <text:p>5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890">
                <text:p>55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491">
                <text:p>56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92">
                <text:p>5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693">
                <text:p>5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294">
                <text:p>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895">
                <text:p>5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496">
                <text:p>5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97">
                <text:p>6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698">
                <text:p>6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299">
                <text:p>6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900">
                <text:p>6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501">
                <text:p>6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102">
                <text:p>6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703">
                <text:p>63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304">
                <text:p>6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905">
                <text:p>6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06">
                <text:p>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107">
                <text:p>6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708">
                <text:p>6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309">
                <text:p>6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909">
                <text:p>6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510">
                <text:p>68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111">
                <text:p>6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712">
                <text:p>6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313">
                <text:p>7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914">
                <text:p>7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515">
                <text:p>7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116">
                <text:p>7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717">
                <text:p>72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318">
                <text:p>7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919">
                <text:p>7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520">
                <text:p>7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121">
                <text:p>7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722">
                <text:p>7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323">
                <text:p>7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924">
                <text:p>7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525">
                <text:p>7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126">
                <text:p>78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727">
                <text:p>78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328">
                <text:p>79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929">
                <text:p>7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530">
                <text:p>80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131">
                <text:p>8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732">
                <text:p>8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333">
                <text:p>8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934">
                <text:p>8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535">
                <text:p>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136">
                <text:p>8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737">
                <text:p>8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338">
                <text:p>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939">
                <text:p>8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540">
                <text:p>86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140">
                <text:p>87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741">
                <text:p>8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342">
                <text:p>8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943">
                <text:p>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544">
                <text:p>89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145">
                <text:p>9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746">
                <text:p>9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347">
                <text:p>9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948">
                <text:p>9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549">
                <text:p>9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150">
                <text:p>93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751">
                <text:p>9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352">
                <text:p>9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953">
                <text:p>9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554">
                <text:p>95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155">
                <text:p>9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756">
                <text:p>9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357">
                <text:p>97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958">
                <text:p>97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559">
                <text:p>98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160">
                <text:p>99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761">
                <text:p>9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362">
                <text:p>10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963">
                <text:p>10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564">
                <text:p>10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165">
                <text:p>10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766">
                <text:p>10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367">
                <text:p>10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968">
                <text:p>103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569">
                <text:p>10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170">
                <text:p>105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771">
                <text:p>10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371">
                <text:p>10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972">
                <text:p>10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573">
                <text:p>10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174">
                <text:p>10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775">
                <text:p>10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376">
                <text:p>10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977">
                <text:p>10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578">
                <text:p>11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179">
                <text:p>11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780">
                <text:p>11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381">
                <text:p>11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982">
                <text:p>11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583">
                <text:p>11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184">
                <text:p>114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785">
                <text:p>11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386">
                <text:p>11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987">
                <text:p>11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588">
                <text:p>11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189">
                <text:p>11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790">
                <text:p>117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391">
                <text:p>11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992">
                <text:p>11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593">
                <text:p>11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194">
                <text:p>12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795">
                <text:p>12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396">
                <text:p>12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997">
                <text:p>12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598">
                <text:p>12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199">
                <text:p>12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800">
                <text:p>12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401">
                <text:p>12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02">
                <text:p>125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602">
                <text:p>12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203">
                <text:p>12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804">
                <text:p>126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405">
                <text:p>12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6">
                <text:p>12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607">
                <text:p>12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208">
                <text:p>12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809">
                <text:p>12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410">
                <text:p>130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011">
                <text:p>13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612">
                <text:p>13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213">
                <text:p>13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814">
                <text:p>13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415">
                <text:p>133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016">
                <text:p>13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617">
                <text:p>13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218">
                <text:p>135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819">
                <text:p>135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420">
                <text:p>136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021">
                <text:p>137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622">
                <text:p>13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223">
                <text:p>138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824">
                <text:p>13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425">
                <text:p>13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26">
                <text:p>14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627">
                <text:p>14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228">
                <text:p>14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829">
                <text:p>14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430">
                <text:p>142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031">
                <text:p>14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632">
                <text:p>14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233">
                <text:p>14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833">
                <text:p>14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434">
                <text:p>14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035">
                <text:p>14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636">
                <text:p>14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237">
                <text:p>14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838">
                <text:p>14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439">
                <text:p>14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040">
                <text:p>149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641">
                <text:p>14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242">
                <text:p>15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843">
                <text:p>15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444">
                <text:p>15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045">
                <text:p>15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646">
                <text:p>15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247">
                <text:p>15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AA2:Sheet1.AA65" svg:x="0.32cm" svg:y="0.18cm" svg:width="12.27cm" svg:height="8.64cm">
          <chart:coordinate-region svg:x="1.127cm" svg:y="0.38cm" svg:width="11.32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2:Sheet1.AA65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  <draw:g>
                  <svg:desc>Sheet1.AA2:Sheet1.A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